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9 年 3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596493" table:style-name="ce17">
            <text:p>23,596,493</text:p>
          </table:table-cell>
          <table:table-cell office:value-type="float" office:value="11697977" table:style-name="ce17">
            <text:p>11,697,977</text:p>
          </table:table-cell>
          <table:table-cell office:value-type="float" office:value="11898516" table:style-name="ce17">
            <text:p>11,898,516</text:p>
          </table:table-cell>
          <table:table-cell office:value-type="float" office:value="964225" table:style-name="ce17">
            <text:p>964,225</text:p>
          </table:table-cell>
          <table:table-cell office:value-type="float" office:value="499571" table:style-name="ce17">
            <text:p>499,571</text:p>
          </table:table-cell>
          <table:table-cell office:value-type="float" office:value="464654" table:style-name="ce17">
            <text:p>464,654</text:p>
          </table:table-cell>
          <table:table-cell office:value-type="float" office:value="4.0863063845970675" table:style-name="ce18">
            <text:p>4.09</text:p>
          </table:table-cell>
          <table:table-cell office:value-type="float" office:value="1377985" table:style-name="ce17">
            <text:p>1,377,985</text:p>
          </table:table-cell>
          <table:table-cell office:value-type="float" office:value="713650" table:style-name="ce17">
            <text:p>713,650</text:p>
          </table:table-cell>
          <table:table-cell office:value-type="float" office:value="664335" table:style-name="ce17">
            <text:p>664,335</text:p>
          </table:table-cell>
          <table:table-cell office:value-type="float" office:value="5.8397872938152293" table:style-name="ce19">
            <text:p>5.84</text:p>
          </table:table-cell>
          <table:table-cell office:value-type="float" office:value="2380277" table:style-name="ce17">
            <text:p>2,380,277</text:p>
          </table:table-cell>
          <table:table-cell office:value-type="float" office:value="1234480" table:style-name="ce17">
            <text:p>1,234,480</text:p>
          </table:table-cell>
          <table:table-cell office:value-type="float" office:value="1145797" table:style-name="ce17">
            <text:p>1,145,797</text:p>
          </table:table-cell>
          <table:table-cell office:value-type="float" office:value="10.087418499011697" table:style-name="ce18">
            <text:p>10.09</text:p>
          </table:table-cell>
          <table:table-cell office:value-type="float" office:value="2586927" table:style-name="ce17">
            <text:p>2,586,927</text:p>
          </table:table-cell>
          <table:table-cell office:value-type="float" office:value="1342459" table:style-name="ce17">
            <text:p>1,342,459</text:p>
          </table:table-cell>
          <table:table-cell office:value-type="float" office:value="1244468" table:style-name="ce17">
            <text:p>1,244,468</text:p>
          </table:table-cell>
          <table:table-cell office:value-type="float" office:value="10.96318423250438" table:style-name="ce18">
            <text:p>10.96</text:p>
          </table:table-cell>
          <table:table-cell office:value-type="float" office:value="1302613" table:style-name="ce17">
            <text:p>1,302,613</text:p>
          </table:table-cell>
          <table:table-cell office:value-type="float" office:value="681132" table:style-name="ce17">
            <text:p>681,132</text:p>
          </table:table-cell>
          <table:table-cell office:value-type="float" office:value="621481" table:style-name="ce17">
            <text:p>621,481</text:p>
          </table:table-cell>
          <table:table-cell office:value-type="float" office:value="5.5203669460542297" table:style-name="ce18">
            <text:p>5.52</text:p>
          </table:table-cell>
          <table:table-cell office:value-type="float" office:value="19364720" table:style-name="ce17">
            <text:p>19,364,720</text:p>
          </table:table-cell>
          <table:table-cell office:value-type="float" office:value="9496675" table:style-name="ce17">
            <text:p>9,496,675</text:p>
          </table:table-cell>
          <table:table-cell office:value-type="float" office:value="9868045" table:style-name="ce17">
            <text:p>9,868,045</text:p>
          </table:table-cell>
          <table:table-cell office:value-type="float" office:value="82.066093465668814" table:style-name="ce18">
            <text:p>82.07</text:p>
          </table:table-cell>
          <table:table-cell office:value-type="float" office:value="3660278" table:style-name="ce17">
            <text:p>3,660,278</text:p>
          </table:table-cell>
          <table:table-cell office:value-type="float" office:value="1670871" table:style-name="ce17">
            <text:p>1,670,871</text:p>
          </table:table-cell>
          <table:table-cell office:value-type="float" office:value="1989407" table:style-name="ce17">
            <text:p>1,989,407</text:p>
          </table:table-cell>
          <table:table-cell office:value-type="float" office:value="15.511957645570467" table:style-name="ce18">
            <text:p>15.5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23620" table:style-name="ce21">
            <text:p>4,023,620</text:p>
          </table:table-cell>
          <table:table-cell office:value-type="float" office:value="1965544" table:style-name="ce21">
            <text:p>1,965,544</text:p>
          </table:table-cell>
          <table:table-cell office:value-type="float" office:value="2058076" table:style-name="ce21">
            <text:p>2,058,076</text:p>
          </table:table-cell>
          <table:table-cell office:value-type="float" office:value="151794" table:style-name="ce21">
            <text:p>151,794</text:p>
          </table:table-cell>
          <table:table-cell office:value-type="float" office:value="78421" table:style-name="ce21">
            <text:p>78,421</text:p>
          </table:table-cell>
          <table:table-cell office:value-type="float" office:value="73373" table:style-name="ce21">
            <text:p>73,373</text:p>
          </table:table-cell>
          <table:table-cell office:value-type="float" office:value="3.7725729566907411" table:style-name="ce22">
            <text:p>3.77</text:p>
          </table:table-cell>
          <table:table-cell office:value-type="float" office:value="220371" table:style-name="ce21">
            <text:p>220,371</text:p>
          </table:table-cell>
          <table:table-cell office:value-type="float" office:value="113866" table:style-name="ce21">
            <text:p>113,866</text:p>
          </table:table-cell>
          <table:table-cell office:value-type="float" office:value="106505" table:style-name="ce21">
            <text:p>106,505</text:p>
          </table:table-cell>
          <table:table-cell office:value-type="float" office:value="5.4769337064633339" table:style-name="ce23">
            <text:p>5.48</text:p>
          </table:table-cell>
          <table:table-cell office:value-type="float" office:value="386404" table:style-name="ce21">
            <text:p>386,404</text:p>
          </table:table-cell>
          <table:table-cell office:value-type="float" office:value="200055" table:style-name="ce21">
            <text:p>200,055</text:p>
          </table:table-cell>
          <table:table-cell office:value-type="float" office:value="186349" table:style-name="ce21">
            <text:p>186,349</text:p>
          </table:table-cell>
          <table:table-cell office:value-type="float" office:value="9.6033919704147017" table:style-name="ce22">
            <text:p>9.60</text:p>
          </table:table-cell>
          <table:table-cell office:value-type="float" office:value="419441" table:style-name="ce21">
            <text:p>419,441</text:p>
          </table:table-cell>
          <table:table-cell office:value-type="float" office:value="217265" table:style-name="ce21">
            <text:p>217,265</text:p>
          </table:table-cell>
          <table:table-cell office:value-type="float" office:value="202176" table:style-name="ce21">
            <text:p>202,176</text:p>
          </table:table-cell>
          <table:table-cell office:value-type="float" office:value="10.424468513428206" table:style-name="ce22">
            <text:p>10.42</text:p>
          </table:table-cell>
          <table:table-cell office:value-type="float" office:value="210949" table:style-name="ce21">
            <text:p>210,949</text:p>
          </table:table-cell>
          <table:table-cell office:value-type="float" office:value="110167" table:style-name="ce21">
            <text:p>110,167</text:p>
          </table:table-cell>
          <table:table-cell office:value-type="float" office:value="100782" table:style-name="ce21">
            <text:p>100,782</text:p>
          </table:table-cell>
          <table:table-cell office:value-type="float" office:value="5.2427664640299039" table:style-name="ce22">
            <text:p>5.24</text:p>
          </table:table-cell>
          <table:table-cell office:value-type="float" office:value="3335873" table:style-name="ce21">
            <text:p>3,335,873</text:p>
          </table:table-cell>
          <table:table-cell office:value-type="float" office:value="1608308" table:style-name="ce21">
            <text:p>1,608,308</text:p>
          </table:table-cell>
          <table:table-cell office:value-type="float" office:value="1727565" table:style-name="ce21">
            <text:p>1,727,565</text:p>
          </table:table-cell>
          <table:table-cell office:value-type="float" office:value="82.907257643614457" table:style-name="ce22">
            <text:p>82.91</text:p>
          </table:table-cell>
          <table:table-cell office:value-type="float" office:value="590644" table:style-name="ce21">
            <text:p>590,644</text:p>
          </table:table-cell>
          <table:table-cell office:value-type="float" office:value="267021" table:style-name="ce21">
            <text:p>267,021</text:p>
          </table:table-cell>
          <table:table-cell office:value-type="float" office:value="323623" table:style-name="ce21">
            <text:p>323,623</text:p>
          </table:table-cell>
          <table:table-cell office:value-type="float" office:value="14.679418036494498" table:style-name="ce22">
            <text:p>14.68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35286" table:style-name="ce21">
            <text:p>2,635,286</text:p>
          </table:table-cell>
          <table:table-cell office:value-type="float" office:value="1254826" table:style-name="ce21">
            <text:p>1,254,826</text:p>
          </table:table-cell>
          <table:table-cell office:value-type="float" office:value="1380460" table:style-name="ce21">
            <text:p>1,380,460</text:p>
          </table:table-cell>
          <table:table-cell office:value-type="float" office:value="122829" table:style-name="ce21">
            <text:p>122,829</text:p>
          </table:table-cell>
          <table:table-cell office:value-type="float" office:value="63373" table:style-name="ce21">
            <text:p>63,373</text:p>
          </table:table-cell>
          <table:table-cell office:value-type="float" office:value="59456" table:style-name="ce21">
            <text:p>59,456</text:p>
          </table:table-cell>
          <table:table-cell office:value-type="float" office:value="4.6609362323482157" table:style-name="ce22">
            <text:p>4.66</text:p>
          </table:table-cell>
          <table:table-cell office:value-type="float" office:value="172842" table:style-name="ce21">
            <text:p>172,842</text:p>
          </table:table-cell>
          <table:table-cell office:value-type="float" office:value="89141" table:style-name="ce21">
            <text:p>89,141</text:p>
          </table:table-cell>
          <table:table-cell office:value-type="float" office:value="83701" table:style-name="ce21">
            <text:p>83,701</text:p>
          </table:table-cell>
          <table:table-cell office:value-type="float" office:value="6.5587568104562468" table:style-name="ce23">
            <text:p>6.56</text:p>
          </table:table-cell>
          <table:table-cell office:value-type="float" office:value="286179" table:style-name="ce21">
            <text:p>286,179</text:p>
          </table:table-cell>
          <table:table-cell office:value-type="float" office:value="147959" table:style-name="ce21">
            <text:p>147,959</text:p>
          </table:table-cell>
          <table:table-cell office:value-type="float" office:value="138220" table:style-name="ce21">
            <text:p>138,220</text:p>
          </table:table-cell>
          <table:table-cell office:value-type="float" office:value="10.859504433294905" table:style-name="ce22">
            <text:p>10.86</text:p>
          </table:table-cell>
          <table:table-cell office:value-type="float" office:value="309600" table:style-name="ce21">
            <text:p>309,600</text:p>
          </table:table-cell>
          <table:table-cell office:value-type="float" office:value="160102" table:style-name="ce21">
            <text:p>160,102</text:p>
          </table:table-cell>
          <table:table-cell office:value-type="float" office:value="149498" table:style-name="ce21">
            <text:p>149,498</text:p>
          </table:table-cell>
          <table:table-cell office:value-type="float" office:value="11.748250474521551" table:style-name="ce22">
            <text:p>11.75</text:p>
          </table:table-cell>
          <table:table-cell office:value-type="float" office:value="132092" table:style-name="ce21">
            <text:p>132,092</text:p>
          </table:table-cell>
          <table:table-cell office:value-type="float" office:value="68934" table:style-name="ce21">
            <text:p>68,934</text:p>
          </table:table-cell>
          <table:table-cell office:value-type="float" office:value="63158" table:style-name="ce21">
            <text:p>63,158</text:p>
          </table:table-cell>
          <table:table-cell office:value-type="float" office:value="5.0124350829473538" table:style-name="ce22">
            <text:p>5.01</text:p>
          </table:table-cell>
          <table:table-cell office:value-type="float" office:value="2166762" table:style-name="ce21">
            <text:p>2,166,762</text:p>
          </table:table-cell>
          <table:table-cell office:value-type="float" office:value="1011916" table:style-name="ce21">
            <text:p>1,011,916</text:p>
          </table:table-cell>
          <table:table-cell office:value-type="float" office:value="1154846" table:style-name="ce21">
            <text:p>1,154,846</text:p>
          </table:table-cell>
          <table:table-cell office:value-type="float" office:value="82.221132734739228" table:style-name="ce22">
            <text:p>82.22</text:p>
          </table:table-cell>
          <table:table-cell office:value-type="float" office:value="483523" table:style-name="ce21">
            <text:p>483,523</text:p>
          </table:table-cell>
          <table:table-cell office:value-type="float" office:value="215160" table:style-name="ce21">
            <text:p>215,160</text:p>
          </table:table-cell>
          <table:table-cell office:value-type="float" office:value="268363" table:style-name="ce21">
            <text:p>268,363</text:p>
          </table:table-cell>
          <table:table-cell office:value-type="float" office:value="18.348027500620425" table:style-name="ce22">
            <text:p>18.35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54363" table:style-name="ce21">
            <text:p>2,254,363</text:p>
          </table:table-cell>
          <table:table-cell office:value-type="float" office:value="1118287" table:style-name="ce21">
            <text:p>1,118,287</text:p>
          </table:table-cell>
          <table:table-cell office:value-type="float" office:value="1136076" table:style-name="ce21">
            <text:p>1,136,076</text:p>
          </table:table-cell>
          <table:table-cell office:value-type="float" office:value="114528" table:style-name="ce21">
            <text:p>114,528</text:p>
          </table:table-cell>
          <table:table-cell office:value-type="float" office:value="59439" table:style-name="ce21">
            <text:p>59,439</text:p>
          </table:table-cell>
          <table:table-cell office:value-type="float" office:value="55089" table:style-name="ce21">
            <text:p>55,089</text:p>
          </table:table-cell>
          <table:table-cell office:value-type="float" office:value="5.0802821018620339" table:style-name="ce22">
            <text:p>5.08</text:p>
          </table:table-cell>
          <table:table-cell office:value-type="float" office:value="159959" table:style-name="ce21">
            <text:p>159,959</text:p>
          </table:table-cell>
          <table:table-cell office:value-type="float" office:value="83042" table:style-name="ce21">
            <text:p>83,042</text:p>
          </table:table-cell>
          <table:table-cell office:value-type="float" office:value="76917" table:style-name="ce21">
            <text:p>76,917</text:p>
          </table:table-cell>
          <table:table-cell office:value-type="float" office:value="7.095529868082469" table:style-name="ce23">
            <text:p>7.10</text:p>
          </table:table-cell>
          <table:table-cell office:value-type="float" office:value="268163" table:style-name="ce21">
            <text:p>268,163</text:p>
          </table:table-cell>
          <table:table-cell office:value-type="float" office:value="139239" table:style-name="ce21">
            <text:p>139,239</text:p>
          </table:table-cell>
          <table:table-cell office:value-type="float" office:value="128924" table:style-name="ce21">
            <text:p>128,924</text:p>
          </table:table-cell>
          <table:table-cell office:value-type="float" office:value="11.895289267966161" table:style-name="ce22">
            <text:p>11.90</text:p>
          </table:table-cell>
          <table:table-cell office:value-type="float" office:value="290194" table:style-name="ce21">
            <text:p>290,194</text:p>
          </table:table-cell>
          <table:table-cell office:value-type="float" office:value="150806" table:style-name="ce21">
            <text:p>150,806</text:p>
          </table:table-cell>
          <table:table-cell office:value-type="float" office:value="139388" table:style-name="ce21">
            <text:p>139,388</text:p>
          </table:table-cell>
          <table:table-cell office:value-type="float" office:value="12.872549806752506" table:style-name="ce22">
            <text:p>12.87</text:p>
          </table:table-cell>
          <table:table-cell office:value-type="float" office:value="138017" table:style-name="ce21">
            <text:p>138,017</text:p>
          </table:table-cell>
          <table:table-cell office:value-type="float" office:value="72395" table:style-name="ce21">
            <text:p>72,395</text:p>
          </table:table-cell>
          <table:table-cell office:value-type="float" office:value="65622" table:style-name="ce21">
            <text:p>65,622</text:p>
          </table:table-cell>
          <table:table-cell office:value-type="float" office:value="6.1222172294346562" table:style-name="ce22">
            <text:p>6.12</text:p>
          </table:table-cell>
          <table:table-cell office:value-type="float" office:value="1791231" table:style-name="ce21">
            <text:p>1,791,231</text:p>
          </table:table-cell>
          <table:table-cell office:value-type="float" office:value="876795" table:style-name="ce21">
            <text:p>876,795</text:p>
          </table:table-cell>
          <table:table-cell office:value-type="float" office:value="914436" table:style-name="ce21">
            <text:p>914,436</text:p>
          </table:table-cell>
          <table:table-cell office:value-type="float" office:value="79.456192281367294" table:style-name="ce22">
            <text:p>79.46</text:p>
          </table:table-cell>
          <table:table-cell office:value-type="float" office:value="277972" table:style-name="ce21">
            <text:p>277,972</text:p>
          </table:table-cell>
          <table:table-cell office:value-type="float" office:value="127587" table:style-name="ce21">
            <text:p>127,587</text:p>
          </table:table-cell>
          <table:table-cell office:value-type="float" office:value="150385" table:style-name="ce21">
            <text:p>150,385</text:p>
          </table:table-cell>
          <table:table-cell office:value-type="float" office:value="12.330401093346547" table:style-name="ce22">
            <text:p>12.33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6667" table:style-name="ce21">
            <text:p>2,816,667</text:p>
          </table:table-cell>
          <table:table-cell office:value-type="float" office:value="1384505" table:style-name="ce21">
            <text:p>1,384,505</text:p>
          </table:table-cell>
          <table:table-cell office:value-type="float" office:value="1432162" table:style-name="ce21">
            <text:p>1,432,162</text:p>
          </table:table-cell>
          <table:table-cell office:value-type="float" office:value="129595" table:style-name="ce21">
            <text:p>129,595</text:p>
          </table:table-cell>
          <table:table-cell office:value-type="float" office:value="67406" table:style-name="ce21">
            <text:p>67,406</text:p>
          </table:table-cell>
          <table:table-cell office:value-type="float" office:value="62189" table:style-name="ce21">
            <text:p>62,189</text:p>
          </table:table-cell>
          <table:table-cell office:value-type="float" office:value="4.6010053726620859" table:style-name="ce22">
            <text:p>4.60</text:p>
          </table:table-cell>
          <table:table-cell office:value-type="float" office:value="186037" table:style-name="ce21">
            <text:p>186,037</text:p>
          </table:table-cell>
          <table:table-cell office:value-type="float" office:value="96549" table:style-name="ce21">
            <text:p>96,549</text:p>
          </table:table-cell>
          <table:table-cell office:value-type="float" office:value="89488" table:style-name="ce21">
            <text:p>89,488</text:p>
          </table:table-cell>
          <table:table-cell office:value-type="float" office:value="6.6048631236848374" table:style-name="ce23">
            <text:p>6.60</text:p>
          </table:table-cell>
          <table:table-cell office:value-type="float" office:value="318508" table:style-name="ce21">
            <text:p>318,508</text:p>
          </table:table-cell>
          <table:table-cell office:value-type="float" office:value="165406" table:style-name="ce21">
            <text:p>165,406</text:p>
          </table:table-cell>
          <table:table-cell office:value-type="float" office:value="153102" table:style-name="ce21">
            <text:p>153,102</text:p>
          </table:table-cell>
          <table:table-cell office:value-type="float" office:value="11.307974993139053" table:style-name="ce22">
            <text:p>11.31</text:p>
          </table:table-cell>
          <table:table-cell office:value-type="float" office:value="345868" table:style-name="ce21">
            <text:p>345,868</text:p>
          </table:table-cell>
          <table:table-cell office:value-type="float" office:value="179462" table:style-name="ce21">
            <text:p>179,462</text:p>
          </table:table-cell>
          <table:table-cell office:value-type="float" office:value="166406" table:style-name="ce21">
            <text:p>166,406</text:p>
          </table:table-cell>
          <table:table-cell office:value-type="float" office:value="12.279335824930673" table:style-name="ce22">
            <text:p>12.28</text:p>
          </table:table-cell>
          <table:table-cell office:value-type="float" office:value="168567" table:style-name="ce21">
            <text:p>168,567</text:p>
          </table:table-cell>
          <table:table-cell office:value-type="float" office:value="87502" table:style-name="ce21">
            <text:p>87,502</text:p>
          </table:table-cell>
          <table:table-cell office:value-type="float" office:value="81065" table:style-name="ce21">
            <text:p>81,065</text:p>
          </table:table-cell>
          <table:table-cell office:value-type="float" office:value="5.9846265106950876" table:style-name="ce22">
            <text:p>5.98</text:p>
          </table:table-cell>
          <table:table-cell office:value-type="float" office:value="2259461" table:style-name="ce21">
            <text:p>2,259,461</text:p>
          </table:table-cell>
          <table:table-cell office:value-type="float" office:value="1095395" table:style-name="ce21">
            <text:p>1,095,395</text:p>
          </table:table-cell>
          <table:table-cell office:value-type="float" office:value="1164066" table:style-name="ce21">
            <text:p>1,164,066</text:p>
          </table:table-cell>
          <table:table-cell office:value-type="float" office:value="80.217540802657894" table:style-name="ce22">
            <text:p>80.22</text:p>
          </table:table-cell>
          <table:table-cell office:value-type="float" office:value="368586" table:style-name="ce21">
            <text:p>368,586</text:p>
          </table:table-cell>
          <table:table-cell office:value-type="float" office:value="168303" table:style-name="ce21">
            <text:p>168,303</text:p>
          </table:table-cell>
          <table:table-cell office:value-type="float" office:value="200283" table:style-name="ce21">
            <text:p>200,283</text:p>
          </table:table-cell>
          <table:table-cell office:value-type="float" office:value="13.085891942497996" table:style-name="ce22">
            <text:p>13.0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79115" table:style-name="ce21">
            <text:p>1,879,115</text:p>
          </table:table-cell>
          <table:table-cell office:value-type="float" office:value="936237" table:style-name="ce21">
            <text:p>936,237</text:p>
          </table:table-cell>
          <table:table-cell office:value-type="float" office:value="942878" table:style-name="ce21">
            <text:p>942,878</text:p>
          </table:table-cell>
          <table:table-cell office:value-type="float" office:value="70707" table:style-name="ce21">
            <text:p>70,707</text:p>
          </table:table-cell>
          <table:table-cell office:value-type="float" office:value="36617" table:style-name="ce21">
            <text:p>36,617</text:p>
          </table:table-cell>
          <table:table-cell office:value-type="float" office:value="34090" table:style-name="ce21">
            <text:p>34,090</text:p>
          </table:table-cell>
          <table:table-cell office:value-type="float" office:value="3.7627819478850419" table:style-name="ce22">
            <text:p>3.76</text:p>
          </table:table-cell>
          <table:table-cell office:value-type="float" office:value="102516" table:style-name="ce21">
            <text:p>102,516</text:p>
          </table:table-cell>
          <table:table-cell office:value-type="float" office:value="53049" table:style-name="ce21">
            <text:p>53,049</text:p>
          </table:table-cell>
          <table:table-cell office:value-type="float" office:value="49467" table:style-name="ce21">
            <text:p>49,467</text:p>
          </table:table-cell>
          <table:table-cell office:value-type="float" office:value="5.4555468930853088" table:style-name="ce23">
            <text:p>5.46</text:p>
          </table:table-cell>
          <table:table-cell office:value-type="float" office:value="179223" table:style-name="ce21">
            <text:p>179,223</text:p>
          </table:table-cell>
          <table:table-cell office:value-type="float" office:value="92755" table:style-name="ce21">
            <text:p>92,755</text:p>
          </table:table-cell>
          <table:table-cell office:value-type="float" office:value="86468" table:style-name="ce21">
            <text:p>86,468</text:p>
          </table:table-cell>
          <table:table-cell office:value-type="float" office:value="9.5376280855615541" table:style-name="ce22">
            <text:p>9.54</text:p>
          </table:table-cell>
          <table:table-cell office:value-type="float" office:value="195199" table:style-name="ce21">
            <text:p>195,199</text:p>
          </table:table-cell>
          <table:table-cell office:value-type="float" office:value="101174" table:style-name="ce21">
            <text:p>101,174</text:p>
          </table:table-cell>
          <table:table-cell office:value-type="float" office:value="94025" table:style-name="ce21">
            <text:p>94,025</text:p>
          </table:table-cell>
          <table:table-cell office:value-type="float" office:value="10.387815540826399" table:style-name="ce22">
            <text:p>10.39</text:p>
          </table:table-cell>
          <table:table-cell office:value-type="float" office:value="98597" table:style-name="ce21">
            <text:p>98,597</text:p>
          </table:table-cell>
          <table:table-cell office:value-type="float" office:value="51605" table:style-name="ce21">
            <text:p>51,605</text:p>
          </table:table-cell>
          <table:table-cell office:value-type="float" office:value="46992" table:style-name="ce21">
            <text:p>46,992</text:p>
          </table:table-cell>
          <table:table-cell office:value-type="float" office:value="5.2469912698264878" table:style-name="ce22">
            <text:p>5.25</text:p>
          </table:table-cell>
          <table:table-cell office:value-type="float" office:value="1559739" table:style-name="ce21">
            <text:p>1,559,739</text:p>
          </table:table-cell>
          <table:table-cell office:value-type="float" office:value="770356" table:style-name="ce21">
            <text:p>770,356</text:p>
          </table:table-cell>
          <table:table-cell office:value-type="float" office:value="789383" table:style-name="ce21">
            <text:p>789,383</text:p>
          </table:table-cell>
          <table:table-cell office:value-type="float" office:value="83.003914076573281" table:style-name="ce22">
            <text:p>83.00</text:p>
          </table:table-cell>
          <table:table-cell office:value-type="float" office:value="299640" table:style-name="ce21">
            <text:p>299,640</text:p>
          </table:table-cell>
          <table:table-cell office:value-type="float" office:value="137573" table:style-name="ce21">
            <text:p>137,573</text:p>
          </table:table-cell>
          <table:table-cell office:value-type="float" office:value="162067" table:style-name="ce21">
            <text:p>162,067</text:p>
          </table:table-cell>
          <table:table-cell office:value-type="float" office:value="15.94580427488472" table:style-name="ce22">
            <text:p>15.95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3984" table:style-name="ce21">
            <text:p>2,773,984</text:p>
          </table:table-cell>
          <table:table-cell office:value-type="float" office:value="1369483" table:style-name="ce21">
            <text:p>1,369,483</text:p>
          </table:table-cell>
          <table:table-cell office:value-type="float" office:value="1404501" table:style-name="ce21">
            <text:p>1,404,501</text:p>
          </table:table-cell>
          <table:table-cell office:value-type="float" office:value="104759" table:style-name="ce21">
            <text:p>104,759</text:p>
          </table:table-cell>
          <table:table-cell office:value-type="float" office:value="54372" table:style-name="ce21">
            <text:p>54,372</text:p>
          </table:table-cell>
          <table:table-cell office:value-type="float" office:value="50387" table:style-name="ce21">
            <text:p>50,387</text:p>
          </table:table-cell>
          <table:table-cell office:value-type="float" office:value="3.7764817677391074" table:style-name="ce22">
            <text:p>3.78</text:p>
          </table:table-cell>
          <table:table-cell office:value-type="float" office:value="149533" table:style-name="ce21">
            <text:p>149,533</text:p>
          </table:table-cell>
          <table:table-cell office:value-type="float" office:value="77555" table:style-name="ce21">
            <text:p>77,555</text:p>
          </table:table-cell>
          <table:table-cell office:value-type="float" office:value="71978" table:style-name="ce21">
            <text:p>71,978</text:p>
          </table:table-cell>
          <table:table-cell office:value-type="float" office:value="5.3905501978381993" table:style-name="ce23">
            <text:p>5.39</text:p>
          </table:table-cell>
          <table:table-cell office:value-type="float" office:value="258586" table:style-name="ce21">
            <text:p>258,586</text:p>
          </table:table-cell>
          <table:table-cell office:value-type="float" office:value="133937" table:style-name="ce21">
            <text:p>133,937</text:p>
          </table:table-cell>
          <table:table-cell office:value-type="float" office:value="124649" table:style-name="ce21">
            <text:p>124,649</text:p>
          </table:table-cell>
          <table:table-cell office:value-type="float" office:value="9.321827378961089" table:style-name="ce22">
            <text:p>9.32</text:p>
          </table:table-cell>
          <table:table-cell office:value-type="float" office:value="281224" table:style-name="ce21">
            <text:p>281,224</text:p>
          </table:table-cell>
          <table:table-cell office:value-type="float" office:value="145903" table:style-name="ce21">
            <text:p>145,903</text:p>
          </table:table-cell>
          <table:table-cell office:value-type="float" office:value="135321" table:style-name="ce21">
            <text:p>135,321</text:p>
          </table:table-cell>
          <table:table-cell office:value-type="float" office:value="10.137909951895901" table:style-name="ce22">
            <text:p>10.14</text:p>
          </table:table-cell>
          <table:table-cell office:value-type="float" office:value="146104" table:style-name="ce21">
            <text:p>146,104</text:p>
          </table:table-cell>
          <table:table-cell office:value-type="float" office:value="76240" table:style-name="ce21">
            <text:p>76,240</text:p>
          </table:table-cell>
          <table:table-cell office:value-type="float" office:value="69864" table:style-name="ce21">
            <text:p>69,864</text:p>
          </table:table-cell>
          <table:table-cell office:value-type="float" office:value="5.2669373723857094" table:style-name="ce22">
            <text:p>5.27</text:p>
          </table:table-cell>
          <table:table-cell office:value-type="float" office:value="2306787" table:style-name="ce21">
            <text:p>2,306,787</text:p>
          </table:table-cell>
          <table:table-cell office:value-type="float" office:value="1126753" table:style-name="ce21">
            <text:p>1,126,753</text:p>
          </table:table-cell>
          <table:table-cell office:value-type="float" office:value="1180034" table:style-name="ce21">
            <text:p>1,180,034</text:p>
          </table:table-cell>
          <table:table-cell office:value-type="float" office:value="83.157905741345289" table:style-name="ce22">
            <text:p>83.16</text:p>
          </table:table-cell>
          <table:table-cell office:value-type="float" office:value="444875" table:style-name="ce21">
            <text:p>444,875</text:p>
          </table:table-cell>
          <table:table-cell office:value-type="float" office:value="202397" table:style-name="ce21">
            <text:p>202,397</text:p>
          </table:table-cell>
          <table:table-cell office:value-type="float" office:value="242478" table:style-name="ce21">
            <text:p>242,478</text:p>
          </table:table-cell>
          <table:table-cell office:value-type="float" office:value="16.037403243854325" table:style-name="ce22">
            <text:p>16.0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60473" table:style-name="ce21">
            <text:p>7,060,473</text:p>
          </table:table-cell>
          <table:table-cell office:value-type="float" office:value="3591736" table:style-name="ce21">
            <text:p>3,591,736</text:p>
          </table:table-cell>
          <table:table-cell office:value-type="float" office:value="3468737" table:style-name="ce21">
            <text:p>3,468,737</text:p>
          </table:table-cell>
          <table:table-cell office:value-type="float" office:value="264386" table:style-name="ce21">
            <text:p>264,386</text:p>
          </table:table-cell>
          <table:table-cell office:value-type="float" office:value="137024" table:style-name="ce21">
            <text:p>137,024</text:p>
          </table:table-cell>
          <table:table-cell office:value-type="float" office:value="127362" table:style-name="ce21">
            <text:p>127,362</text:p>
          </table:table-cell>
          <table:table-cell office:value-type="float" office:value="3.7445933154903361" table:style-name="ce22">
            <text:p>3.74</text:p>
          </table:table-cell>
          <table:table-cell office:value-type="float" office:value="379331" table:style-name="ce21">
            <text:p>379,331</text:p>
          </table:table-cell>
          <table:table-cell office:value-type="float" office:value="196631" table:style-name="ce21">
            <text:p>196,631</text:p>
          </table:table-cell>
          <table:table-cell office:value-type="float" office:value="182700" table:style-name="ce21">
            <text:p>182,700</text:p>
          </table:table-cell>
          <table:table-cell office:value-type="float" office:value="5.3726003909369808" table:style-name="ce23">
            <text:p>5.37</text:p>
          </table:table-cell>
          <table:table-cell office:value-type="float" office:value="671534" table:style-name="ce21">
            <text:p>671,534</text:p>
          </table:table-cell>
          <table:table-cell office:value-type="float" office:value="349078" table:style-name="ce21">
            <text:p>349,078</text:p>
          </table:table-cell>
          <table:table-cell office:value-type="float" office:value="322456" table:style-name="ce21">
            <text:p>322,456</text:p>
          </table:table-cell>
          <table:table-cell office:value-type="float" office:value="9.5111758093260885" table:style-name="ce22">
            <text:p>9.51</text:p>
          </table:table-cell>
          <table:table-cell office:value-type="float" office:value="732898" table:style-name="ce21">
            <text:p>732,898</text:p>
          </table:table-cell>
          <table:table-cell office:value-type="float" office:value="381239" table:style-name="ce21">
            <text:p>381,239</text:p>
          </table:table-cell>
          <table:table-cell office:value-type="float" office:value="351659" table:style-name="ce21">
            <text:p>351,659</text:p>
          </table:table-cell>
          <table:table-cell office:value-type="float" office:value="10.380296050986953" table:style-name="ce22">
            <text:p>10.38</text:p>
          </table:table-cell>
          <table:table-cell office:value-type="float" office:value="402617" table:style-name="ce21">
            <text:p>402,617</text:p>
          </table:table-cell>
          <table:table-cell office:value-type="float" office:value="211284" table:style-name="ce21">
            <text:p>211,284</text:p>
          </table:table-cell>
          <table:table-cell office:value-type="float" office:value="191333" table:style-name="ce21">
            <text:p>191,333</text:p>
          </table:table-cell>
          <table:table-cell office:value-type="float" office:value="5.7024083230684406" table:style-name="ce22">
            <text:p>5.70</text:p>
          </table:table-cell>
          <table:table-cell office:value-type="float" office:value="5812988" table:style-name="ce21">
            <text:p>5,812,988</text:p>
          </table:table-cell>
          <table:table-cell office:value-type="float" office:value="2940791" table:style-name="ce21">
            <text:p>2,940,791</text:p>
          </table:table-cell>
          <table:table-cell office:value-type="float" office:value="2872197" table:style-name="ce21">
            <text:p>2,872,197</text:p>
          </table:table-cell>
          <table:table-cell office:value-type="float" office:value="82.331424537704493" table:style-name="ce22">
            <text:p>82.33</text:p>
          </table:table-cell>
          <table:table-cell office:value-type="float" office:value="1174077" table:style-name="ce21">
            <text:p>1,174,077</text:p>
          </table:table-cell>
          <table:table-cell office:value-type="float" office:value="542660" table:style-name="ce21">
            <text:p>542,660</text:p>
          </table:table-cell>
          <table:table-cell office:value-type="float" office:value="631417" table:style-name="ce21">
            <text:p>631,417</text:p>
          </table:table-cell>
          <table:table-cell office:value-type="float" office:value="16.628871748394193" table:style-name="ce22">
            <text:p>16.63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3951" table:style-name="ce25">
            <text:p>453,951</text:p>
          </table:table-cell>
          <table:table-cell office:value-type="float" office:value="228982" table:style-name="ce25">
            <text:p>228,982</text:p>
          </table:table-cell>
          <table:table-cell office:value-type="float" office:value="224969" table:style-name="ce25">
            <text:p>224,969</text:p>
          </table:table-cell>
          <table:table-cell office:value-type="float" office:value="16480" table:style-name="ce25">
            <text:p>16,480</text:p>
          </table:table-cell>
          <table:table-cell office:value-type="float" office:value="8474" table:style-name="ce25">
            <text:p>8,474</text:p>
          </table:table-cell>
          <table:table-cell office:value-type="float" office:value="8006" table:style-name="ce25">
            <text:p>8,006</text:p>
          </table:table-cell>
          <table:table-cell office:value-type="float" office:value="3.6303477688120527" table:style-name="ce26">
            <text:p>3.63</text:p>
          </table:table-cell>
          <table:table-cell office:value-type="float" office:value="23618" table:style-name="ce25">
            <text:p>23,618</text:p>
          </table:table-cell>
          <table:table-cell office:value-type="float" office:value="12199" table:style-name="ce25">
            <text:p>12,199</text:p>
          </table:table-cell>
          <table:table-cell office:value-type="float" office:value="11419" table:style-name="ce25">
            <text:p>11,419</text:p>
          </table:table-cell>
          <table:table-cell office:value-type="float" office:value="5.2027641749880491" table:style-name="ce27">
            <text:p>5.20</text:p>
          </table:table-cell>
          <table:table-cell office:value-type="float" office:value="41920" table:style-name="ce25">
            <text:p>41,920</text:p>
          </table:table-cell>
          <table:table-cell office:value-type="float" office:value="21754" table:style-name="ce25">
            <text:p>21,754</text:p>
          </table:table-cell>
          <table:table-cell office:value-type="float" office:value="20166" table:style-name="ce25">
            <text:p>20,166</text:p>
          </table:table-cell>
          <table:table-cell office:value-type="float" office:value="9.2344768488228901" table:style-name="ce26">
            <text:p>9.23</text:p>
          </table:table-cell>
          <table:table-cell office:value-type="float" office:value="45635" table:style-name="ce25">
            <text:p>45,635</text:p>
          </table:table-cell>
          <table:table-cell office:value-type="float" office:value="23659" table:style-name="ce25">
            <text:p>23,659</text:p>
          </table:table-cell>
          <table:table-cell office:value-type="float" office:value="21976" table:style-name="ce25">
            <text:p>21,976</text:p>
          </table:table-cell>
          <table:table-cell office:value-type="float" office:value="10.052847113454977" table:style-name="ce26">
            <text:p>10.05</text:p>
          </table:table-cell>
          <table:table-cell office:value-type="float" office:value="24863" table:style-name="ce25">
            <text:p>24,863</text:p>
          </table:table-cell>
          <table:table-cell office:value-type="float" office:value="12926" table:style-name="ce25">
            <text:p>12,926</text:p>
          </table:table-cell>
          <table:table-cell office:value-type="float" office:value="11937" table:style-name="ce25">
            <text:p>11,937</text:p>
          </table:table-cell>
          <table:table-cell office:value-type="float" office:value="5.4770228504838627" table:style-name="ce26">
            <text:p>5.48</text:p>
          </table:table-cell>
          <table:table-cell office:value-type="float" office:value="376486" table:style-name="ce25">
            <text:p>376,486</text:p>
          </table:table-cell>
          <table:table-cell office:value-type="float" office:value="188776" table:style-name="ce25">
            <text:p>188,776</text:p>
          </table:table-cell>
          <table:table-cell office:value-type="float" office:value="187710" table:style-name="ce25">
            <text:p>187,710</text:p>
          </table:table-cell>
          <table:table-cell office:value-type="float" office:value="82.935382893748439" table:style-name="ce26">
            <text:p>82.94</text:p>
          </table:table-cell>
          <table:table-cell office:value-type="float" office:value="76134" table:style-name="ce25">
            <text:p>76,134</text:p>
          </table:table-cell>
          <table:table-cell office:value-type="float" office:value="35196" table:style-name="ce25">
            <text:p>35,196</text:p>
          </table:table-cell>
          <table:table-cell office:value-type="float" office:value="40938" table:style-name="ce25">
            <text:p>40,938</text:p>
          </table:table-cell>
          <table:table-cell office:value-type="float" office:value="16.771413654777717" table:style-name="ce26">
            <text:p>16.7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5272" table:style-name="ce25">
            <text:p>565,272</text:p>
          </table:table-cell>
          <table:table-cell office:value-type="float" office:value="288550" table:style-name="ce25">
            <text:p>288,550</text:p>
          </table:table-cell>
          <table:table-cell office:value-type="float" office:value="276722" table:style-name="ce25">
            <text:p>276,722</text:p>
          </table:table-cell>
          <table:table-cell office:value-type="float" office:value="28134" table:style-name="ce25">
            <text:p>28,134</text:p>
          </table:table-cell>
          <table:table-cell office:value-type="float" office:value="14749" table:style-name="ce25">
            <text:p>14,749</text:p>
          </table:table-cell>
          <table:table-cell office:value-type="float" office:value="13385" table:style-name="ce25">
            <text:p>13,385</text:p>
          </table:table-cell>
          <table:table-cell office:value-type="float" office:value="4.9770729843332058" table:style-name="ce26">
            <text:p>4.98</text:p>
          </table:table-cell>
          <table:table-cell office:value-type="float" office:value="41401" table:style-name="ce25">
            <text:p>41,401</text:p>
          </table:table-cell>
          <table:table-cell office:value-type="float" office:value="21490" table:style-name="ce25">
            <text:p>21,490</text:p>
          </table:table-cell>
          <table:table-cell office:value-type="float" office:value="19911" table:style-name="ce25">
            <text:p>19,911</text:p>
          </table:table-cell>
          <table:table-cell office:value-type="float" office:value="7.3240846884331789" table:style-name="ce27">
            <text:p>7.32</text:p>
          </table:table-cell>
          <table:table-cell office:value-type="float" office:value="73167" table:style-name="ce25">
            <text:p>73,167</text:p>
          </table:table-cell>
          <table:table-cell office:value-type="float" office:value="37988" table:style-name="ce25">
            <text:p>37,988</text:p>
          </table:table-cell>
          <table:table-cell office:value-type="float" office:value="35179" table:style-name="ce25">
            <text:p>35,179</text:p>
          </table:table-cell>
          <table:table-cell office:value-type="float" office:value="12.943680210588884" table:style-name="ce26">
            <text:p>12.94</text:p>
          </table:table-cell>
          <table:table-cell office:value-type="float" office:value="79515" table:style-name="ce25">
            <text:p>79,515</text:p>
          </table:table-cell>
          <table:table-cell office:value-type="float" office:value="41274" table:style-name="ce25">
            <text:p>41,274</text:p>
          </table:table-cell>
          <table:table-cell office:value-type="float" office:value="38241" table:style-name="ce25">
            <text:p>38,241</text:p>
          </table:table-cell>
          <table:table-cell office:value-type="float" office:value="14.066679403897592" table:style-name="ce26">
            <text:p>14.07</text:p>
          </table:table-cell>
          <table:table-cell office:value-type="float" office:value="37273" table:style-name="ce25">
            <text:p>37,273</text:p>
          </table:table-cell>
          <table:table-cell office:value-type="float" office:value="19545" table:style-name="ce25">
            <text:p>19,545</text:p>
          </table:table-cell>
          <table:table-cell office:value-type="float" office:value="17728" table:style-name="ce25">
            <text:p>17,728</text:p>
          </table:table-cell>
          <table:table-cell office:value-type="float" office:value="6.5938167820093696" table:style-name="ce26">
            <text:p>6.59</text:p>
          </table:table-cell>
          <table:table-cell office:value-type="float" office:value="440386" table:style-name="ce25">
            <text:p>440,386</text:p>
          </table:table-cell>
          <table:table-cell office:value-type="float" office:value="223405" table:style-name="ce25">
            <text:p>223,405</text:p>
          </table:table-cell>
          <table:table-cell office:value-type="float" office:value="216981" table:style-name="ce25">
            <text:p>216,981</text:p>
          </table:table-cell>
          <table:table-cell office:value-type="float" office:value="77.906919146888569" table:style-name="ce26">
            <text:p>77.91</text:p>
          </table:table-cell>
          <table:table-cell office:value-type="float" office:value="71911" table:style-name="ce25">
            <text:p>71,911</text:p>
          </table:table-cell>
          <table:table-cell office:value-type="float" office:value="34311" table:style-name="ce25">
            <text:p>34,311</text:p>
          </table:table-cell>
          <table:table-cell office:value-type="float" office:value="37600" table:style-name="ce25">
            <text:p>37,600</text:p>
          </table:table-cell>
          <table:table-cell office:value-type="float" office:value="12.721486293324274" table:style-name="ce26">
            <text:p>12.7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4762" table:style-name="ce25">
            <text:p>544,762</text:p>
          </table:table-cell>
          <table:table-cell office:value-type="float" office:value="280817" table:style-name="ce25">
            <text:p>280,817</text:p>
          </table:table-cell>
          <table:table-cell office:value-type="float" office:value="263945" table:style-name="ce25">
            <text:p>263,945</text:p>
          </table:table-cell>
          <table:table-cell office:value-type="float" office:value="18870" table:style-name="ce25">
            <text:p>18,870</text:p>
          </table:table-cell>
          <table:table-cell office:value-type="float" office:value="9729" table:style-name="ce25">
            <text:p>9,729</text:p>
          </table:table-cell>
          <table:table-cell office:value-type="float" office:value="9141" table:style-name="ce25">
            <text:p>9,141</text:p>
          </table:table-cell>
          <table:table-cell office:value-type="float" office:value="3.4638979958220286" table:style-name="ce26">
            <text:p>3.46</text:p>
          </table:table-cell>
          <table:table-cell office:value-type="float" office:value="28306" table:style-name="ce25">
            <text:p>28,306</text:p>
          </table:table-cell>
          <table:table-cell office:value-type="float" office:value="14572" table:style-name="ce25">
            <text:p>14,572</text:p>
          </table:table-cell>
          <table:table-cell office:value-type="float" office:value="13734" table:style-name="ce25">
            <text:p>13,734</text:p>
          </table:table-cell>
          <table:table-cell office:value-type="float" office:value="5.1960305601345169" table:style-name="ce27">
            <text:p>5.20</text:p>
          </table:table-cell>
          <table:table-cell office:value-type="float" office:value="51920" table:style-name="ce25">
            <text:p>51,920</text:p>
          </table:table-cell>
          <table:table-cell office:value-type="float" office:value="26811" table:style-name="ce25">
            <text:p>26,811</text:p>
          </table:table-cell>
          <table:table-cell office:value-type="float" office:value="25109" table:style-name="ce25">
            <text:p>25,109</text:p>
          </table:table-cell>
          <table:table-cell office:value-type="float" office:value="9.5307675645511249" table:style-name="ce26">
            <text:p>9.53</text:p>
          </table:table-cell>
          <table:table-cell office:value-type="float" office:value="56751" table:style-name="ce25">
            <text:p>56,751</text:p>
          </table:table-cell>
          <table:table-cell office:value-type="float" office:value="29324" table:style-name="ce25">
            <text:p>29,324</text:p>
          </table:table-cell>
          <table:table-cell office:value-type="float" office:value="27427" table:style-name="ce25">
            <text:p>27,427</text:p>
          </table:table-cell>
          <table:table-cell office:value-type="float" office:value="10.417576850073978" table:style-name="ce26">
            <text:p>10.42</text:p>
          </table:table-cell>
          <table:table-cell office:value-type="float" office:value="31553" table:style-name="ce25">
            <text:p>31,553</text:p>
          </table:table-cell>
          <table:table-cell office:value-type="float" office:value="16813" table:style-name="ce25">
            <text:p>16,813</text:p>
          </table:table-cell>
          <table:table-cell office:value-type="float" office:value="14740" table:style-name="ce25">
            <text:p>14,740</text:p>
          </table:table-cell>
          <table:table-cell office:value-type="float" office:value="5.7920706657219112" table:style-name="ce26">
            <text:p>5.79</text:p>
          </table:table-cell>
          <table:table-cell office:value-type="float" office:value="448039" table:style-name="ce25">
            <text:p>448,039</text:p>
          </table:table-cell>
          <table:table-cell office:value-type="float" office:value="230285" table:style-name="ce25">
            <text:p>230,285</text:p>
          </table:table-cell>
          <table:table-cell office:value-type="float" office:value="217754" table:style-name="ce25">
            <text:p>217,754</text:p>
          </table:table-cell>
          <table:table-cell office:value-type="float" office:value="82.244906950191094" table:style-name="ce26">
            <text:p>82.24</text:p>
          </table:table-cell>
          <table:table-cell office:value-type="float" office:value="91283" table:style-name="ce25">
            <text:p>91,283</text:p>
          </table:table-cell>
          <table:table-cell office:value-type="float" office:value="43304" table:style-name="ce25">
            <text:p>43,304</text:p>
          </table:table-cell>
          <table:table-cell office:value-type="float" office:value="47979" table:style-name="ce25">
            <text:p>47,979</text:p>
          </table:table-cell>
          <table:table-cell office:value-type="float" office:value="16.756491825788142" table:style-name="ce26">
            <text:p>16.76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71015" table:style-name="ce25">
            <text:p>1,271,015</text:p>
          </table:table-cell>
          <table:table-cell office:value-type="float" office:value="646272" table:style-name="ce25">
            <text:p>646,272</text:p>
          </table:table-cell>
          <table:table-cell office:value-type="float" office:value="624743" table:style-name="ce25">
            <text:p>624,743</text:p>
          </table:table-cell>
          <table:table-cell office:value-type="float" office:value="54280" table:style-name="ce25">
            <text:p>54,280</text:p>
          </table:table-cell>
          <table:table-cell office:value-type="float" office:value="28135" table:style-name="ce25">
            <text:p>28,135</text:p>
          </table:table-cell>
          <table:table-cell office:value-type="float" office:value="26145" table:style-name="ce25">
            <text:p>26,145</text:p>
          </table:table-cell>
          <table:table-cell office:value-type="float" office:value="4.2706026286078451" table:style-name="ce26">
            <text:p>4.27</text:p>
          </table:table-cell>
          <table:table-cell office:value-type="float" office:value="74899" table:style-name="ce25">
            <text:p>74,899</text:p>
          </table:table-cell>
          <table:table-cell office:value-type="float" office:value="38925" table:style-name="ce25">
            <text:p>38,925</text:p>
          </table:table-cell>
          <table:table-cell office:value-type="float" office:value="35974" table:style-name="ce25">
            <text:p>35,974</text:p>
          </table:table-cell>
          <table:table-cell office:value-type="float" office:value="5.8928494156245206" table:style-name="ce27">
            <text:p>5.89</text:p>
          </table:table-cell>
          <table:table-cell office:value-type="float" office:value="128022" table:style-name="ce25">
            <text:p>128,022</text:p>
          </table:table-cell>
          <table:table-cell office:value-type="float" office:value="66526" table:style-name="ce25">
            <text:p>66,526</text:p>
          </table:table-cell>
          <table:table-cell office:value-type="float" office:value="61496" table:style-name="ce25">
            <text:p>61,496</text:p>
          </table:table-cell>
          <table:table-cell office:value-type="float" office:value="10.072422434038938" table:style-name="ce26">
            <text:p>10.07</text:p>
          </table:table-cell>
          <table:table-cell office:value-type="float" office:value="138964" table:style-name="ce25">
            <text:p>138,964</text:p>
          </table:table-cell>
          <table:table-cell office:value-type="float" office:value="72352" table:style-name="ce25">
            <text:p>72,352</text:p>
          </table:table-cell>
          <table:table-cell office:value-type="float" office:value="66612" table:style-name="ce25">
            <text:p>66,612</text:p>
          </table:table-cell>
          <table:table-cell office:value-type="float" office:value="10.933309205634867" table:style-name="ce26">
            <text:p>10.93</text:p>
          </table:table-cell>
          <table:table-cell office:value-type="float" office:value="74360" table:style-name="ce25">
            <text:p>74,360</text:p>
          </table:table-cell>
          <table:table-cell office:value-type="float" office:value="39357" table:style-name="ce25">
            <text:p>39,357</text:p>
          </table:table-cell>
          <table:table-cell office:value-type="float" office:value="35003" table:style-name="ce25">
            <text:p>35,003</text:p>
          </table:table-cell>
          <table:table-cell office:value-type="float" office:value="5.8504423629933555" table:style-name="ce26">
            <text:p>5.85</text:p>
          </table:table-cell>
          <table:table-cell office:value-type="float" office:value="1036619" table:style-name="ce25">
            <text:p>1,036,619</text:p>
          </table:table-cell>
          <table:table-cell office:value-type="float" office:value="523632" table:style-name="ce25">
            <text:p>523,632</text:p>
          </table:table-cell>
          <table:table-cell office:value-type="float" office:value="512987" table:style-name="ce25">
            <text:p>512,987</text:p>
          </table:table-cell>
          <table:table-cell office:value-type="float" office:value="81.5583608375983" table:style-name="ce26">
            <text:p>81.56</text:p>
          </table:table-cell>
          <table:table-cell office:value-type="float" office:value="205532" table:style-name="ce25">
            <text:p>205,532</text:p>
          </table:table-cell>
          <table:table-cell office:value-type="float" office:value="94752" table:style-name="ce25">
            <text:p>94,752</text:p>
          </table:table-cell>
          <table:table-cell office:value-type="float" office:value="110780" table:style-name="ce25">
            <text:p>110,780</text:p>
          </table:table-cell>
          <table:table-cell office:value-type="float" office:value="16.170698221500139" table:style-name="ce26">
            <text:p>16.1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3403" table:style-name="ce25">
            <text:p>493,403</text:p>
          </table:table-cell>
          <table:table-cell office:value-type="float" office:value="252281" table:style-name="ce25">
            <text:p>252,281</text:p>
          </table:table-cell>
          <table:table-cell office:value-type="float" office:value="241122" table:style-name="ce25">
            <text:p>241,122</text:p>
          </table:table-cell>
          <table:table-cell office:value-type="float" office:value="15759" table:style-name="ce25">
            <text:p>15,759</text:p>
          </table:table-cell>
          <table:table-cell office:value-type="float" office:value="8213" table:style-name="ce25">
            <text:p>8,213</text:p>
          </table:table-cell>
          <table:table-cell office:value-type="float" office:value="7546" table:style-name="ce25">
            <text:p>7,546</text:p>
          </table:table-cell>
          <table:table-cell office:value-type="float" office:value="3.1939408556494389" table:style-name="ce26">
            <text:p>3.19</text:p>
          </table:table-cell>
          <table:table-cell office:value-type="float" office:value="22513" table:style-name="ce25">
            <text:p>22,513</text:p>
          </table:table-cell>
          <table:table-cell office:value-type="float" office:value="11717" table:style-name="ce25">
            <text:p>11,717</text:p>
          </table:table-cell>
          <table:table-cell office:value-type="float" office:value="10796" table:style-name="ce25">
            <text:p>10,796</text:p>
          </table:table-cell>
          <table:table-cell office:value-type="float" office:value="4.5628016043680315" table:style-name="ce27">
            <text:p>4.56</text:p>
          </table:table-cell>
          <table:table-cell office:value-type="float" office:value="40722" table:style-name="ce25">
            <text:p>40,722</text:p>
          </table:table-cell>
          <table:table-cell office:value-type="float" office:value="21191" table:style-name="ce25">
            <text:p>21,191</text:p>
          </table:table-cell>
          <table:table-cell office:value-type="float" office:value="19531" table:style-name="ce25">
            <text:p>19,531</text:p>
          </table:table-cell>
          <table:table-cell office:value-type="float" office:value="8.2532939605150357" table:style-name="ce26">
            <text:p>8.25</text:p>
          </table:table-cell>
          <table:table-cell office:value-type="float" office:value="44638" table:style-name="ce25">
            <text:p>44,638</text:p>
          </table:table-cell>
          <table:table-cell office:value-type="float" office:value="23220" table:style-name="ce25">
            <text:p>23,220</text:p>
          </table:table-cell>
          <table:table-cell office:value-type="float" office:value="21418" table:style-name="ce25">
            <text:p>21,418</text:p>
          </table:table-cell>
          <table:table-cell office:value-type="float" office:value="9.0469656649837962" table:style-name="ce26">
            <text:p>9.05</text:p>
          </table:table-cell>
          <table:table-cell office:value-type="float" office:value="26971" table:style-name="ce25">
            <text:p>26,971</text:p>
          </table:table-cell>
          <table:table-cell office:value-type="float" office:value="13937" table:style-name="ce25">
            <text:p>13,937</text:p>
          </table:table-cell>
          <table:table-cell office:value-type="float" office:value="13034" table:style-name="ce25">
            <text:p>13,034</text:p>
          </table:table-cell>
          <table:table-cell office:value-type="float" office:value="5.4663226611917644" table:style-name="ce26">
            <text:p>5.47</text:p>
          </table:table-cell>
          <table:table-cell office:value-type="float" office:value="413750" table:style-name="ce25">
            <text:p>413,750</text:p>
          </table:table-cell>
          <table:table-cell office:value-type="float" office:value="210928" table:style-name="ce25">
            <text:p>210,928</text:p>
          </table:table-cell>
          <table:table-cell office:value-type="float" office:value="202822" table:style-name="ce25">
            <text:p>202,822</text:p>
          </table:table-cell>
          <table:table-cell office:value-type="float" office:value="83.856401359537742" table:style-name="ce26">
            <text:p>83.86</text:p>
          </table:table-cell>
          <table:table-cell office:value-type="float" office:value="89157" table:style-name="ce25">
            <text:p>89,157</text:p>
          </table:table-cell>
          <table:table-cell office:value-type="float" office:value="41886" table:style-name="ce25">
            <text:p>41,886</text:p>
          </table:table-cell>
          <table:table-cell office:value-type="float" office:value="47271" table:style-name="ce25">
            <text:p>47,271</text:p>
          </table:table-cell>
          <table:table-cell office:value-type="float" office:value="18.069813114229138" table:style-name="ce26">
            <text:p>18.0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80050" table:style-name="ce25">
            <text:p>680,050</text:p>
          </table:table-cell>
          <table:table-cell office:value-type="float" office:value="352100" table:style-name="ce25">
            <text:p>352,100</text:p>
          </table:table-cell>
          <table:table-cell office:value-type="float" office:value="327950" table:style-name="ce25">
            <text:p>327,950</text:p>
          </table:table-cell>
          <table:table-cell office:value-type="float" office:value="22322" table:style-name="ce25">
            <text:p>22,322</text:p>
          </table:table-cell>
          <table:table-cell office:value-type="float" office:value="11567" table:style-name="ce25">
            <text:p>11,567</text:p>
          </table:table-cell>
          <table:table-cell office:value-type="float" office:value="10755" table:style-name="ce25">
            <text:p>10,755</text:p>
          </table:table-cell>
          <table:table-cell office:value-type="float" office:value="3.2824057054628333" table:style-name="ce26">
            <text:p>3.28</text:p>
          </table:table-cell>
          <table:table-cell office:value-type="float" office:value="31999" table:style-name="ce25">
            <text:p>31,999</text:p>
          </table:table-cell>
          <table:table-cell office:value-type="float" office:value="16551" table:style-name="ce25">
            <text:p>16,551</text:p>
          </table:table-cell>
          <table:table-cell office:value-type="float" office:value="15448" table:style-name="ce25">
            <text:p>15,448</text:p>
          </table:table-cell>
          <table:table-cell office:value-type="float" office:value="4.7053893096095871" table:style-name="ce27">
            <text:p>4.71</text:p>
          </table:table-cell>
          <table:table-cell office:value-type="float" office:value="58009" table:style-name="ce25">
            <text:p>58,009</text:p>
          </table:table-cell>
          <table:table-cell office:value-type="float" office:value="30148" table:style-name="ce25">
            <text:p>30,148</text:p>
          </table:table-cell>
          <table:table-cell office:value-type="float" office:value="27861" table:style-name="ce25">
            <text:p>27,861</text:p>
          </table:table-cell>
          <table:table-cell office:value-type="float" office:value="8.5301080802882137" table:style-name="ce26">
            <text:p>8.53</text:p>
          </table:table-cell>
          <table:table-cell office:value-type="float" office:value="63873" table:style-name="ce25">
            <text:p>63,873</text:p>
          </table:table-cell>
          <table:table-cell office:value-type="float" office:value="33233" table:style-name="ce25">
            <text:p>33,233</text:p>
          </table:table-cell>
          <table:table-cell office:value-type="float" office:value="30640" table:style-name="ce25">
            <text:p>30,640</text:p>
          </table:table-cell>
          <table:table-cell office:value-type="float" office:value="9.392397617822219" table:style-name="ce26">
            <text:p>9.39</text:p>
          </table:table-cell>
          <table:table-cell office:value-type="float" office:value="39177" table:style-name="ce25">
            <text:p>39,177</text:p>
          </table:table-cell>
          <table:table-cell office:value-type="float" office:value="20552" table:style-name="ce25">
            <text:p>20,552</text:p>
          </table:table-cell>
          <table:table-cell office:value-type="float" office:value="18625" table:style-name="ce25">
            <text:p>18,625</text:p>
          </table:table-cell>
          <table:table-cell office:value-type="float" office:value="5.7608999338283953" table:style-name="ce26">
            <text:p>5.76</text:p>
          </table:table-cell>
          <table:table-cell office:value-type="float" office:value="565847" table:style-name="ce25">
            <text:p>565,847</text:p>
          </table:table-cell>
          <table:table-cell office:value-type="float" office:value="292480" table:style-name="ce25">
            <text:p>292,480</text:p>
          </table:table-cell>
          <table:table-cell office:value-type="float" office:value="273367" table:style-name="ce25">
            <text:p>273,367</text:p>
          </table:table-cell>
          <table:table-cell office:value-type="float" office:value="83.206675979707384" table:style-name="ce26">
            <text:p>83.21</text:p>
          </table:table-cell>
          <table:table-cell office:value-type="float" office:value="127220" table:style-name="ce25">
            <text:p>127,220</text:p>
          </table:table-cell>
          <table:table-cell office:value-type="float" office:value="58296" table:style-name="ce25">
            <text:p>58,296</text:p>
          </table:table-cell>
          <table:table-cell office:value-type="float" office:value="68924" table:style-name="ce25">
            <text:p>68,924</text:p>
          </table:table-cell>
          <table:table-cell office:value-type="float" office:value="18.707447981766045" table:style-name="ce26">
            <text:p>18.7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2007" table:style-name="ce25">
            <text:p>502,007</text:p>
          </table:table-cell>
          <table:table-cell office:value-type="float" office:value="260592" table:style-name="ce25">
            <text:p>260,592</text:p>
          </table:table-cell>
          <table:table-cell office:value-type="float" office:value="241415" table:style-name="ce25">
            <text:p>241,415</text:p>
          </table:table-cell>
          <table:table-cell office:value-type="float" office:value="13731" table:style-name="ce25">
            <text:p>13,731</text:p>
          </table:table-cell>
          <table:table-cell office:value-type="float" office:value="7057" table:style-name="ce25">
            <text:p>7,057</text:p>
          </table:table-cell>
          <table:table-cell office:value-type="float" office:value="6674" table:style-name="ce25">
            <text:p>6,674</text:p>
          </table:table-cell>
          <table:table-cell office:value-type="float" office:value="2.7352208236140134" table:style-name="ce26">
            <text:p>2.74</text:p>
          </table:table-cell>
          <table:table-cell office:value-type="float" office:value="19292" table:style-name="ce25">
            <text:p>19,292</text:p>
          </table:table-cell>
          <table:table-cell office:value-type="float" office:value="9904" table:style-name="ce25">
            <text:p>9,904</text:p>
          </table:table-cell>
          <table:table-cell office:value-type="float" office:value="9388" table:style-name="ce25">
            <text:p>9,388</text:p>
          </table:table-cell>
          <table:table-cell office:value-type="float" office:value="3.8429743011551629" table:style-name="ce27">
            <text:p>3.84</text:p>
          </table:table-cell>
          <table:table-cell office:value-type="float" office:value="34792" table:style-name="ce25">
            <text:p>34,792</text:p>
          </table:table-cell>
          <table:table-cell office:value-type="float" office:value="18039" table:style-name="ce25">
            <text:p>18,039</text:p>
          </table:table-cell>
          <table:table-cell office:value-type="float" office:value="16753" table:style-name="ce25">
            <text:p>16,753</text:p>
          </table:table-cell>
          <table:table-cell office:value-type="float" office:value="6.9305806492738151" table:style-name="ce26">
            <text:p>6.93</text:p>
          </table:table-cell>
          <table:table-cell office:value-type="float" office:value="38197" table:style-name="ce25">
            <text:p>38,197</text:p>
          </table:table-cell>
          <table:table-cell office:value-type="float" office:value="19814" table:style-name="ce25">
            <text:p>19,814</text:p>
          </table:table-cell>
          <table:table-cell office:value-type="float" office:value="18383" table:style-name="ce25">
            <text:p>18,383</text:p>
          </table:table-cell>
          <table:table-cell office:value-type="float" office:value="7.6088580438121376" table:style-name="ce26">
            <text:p>7.61</text:p>
          </table:table-cell>
          <table:table-cell office:value-type="float" office:value="25731" table:style-name="ce25">
            <text:p>25,731</text:p>
          </table:table-cell>
          <table:table-cell office:value-type="float" office:value="13518" table:style-name="ce25">
            <text:p>13,518</text:p>
          </table:table-cell>
          <table:table-cell office:value-type="float" office:value="12213" table:style-name="ce25">
            <text:p>12,213</text:p>
          </table:table-cell>
          <table:table-cell office:value-type="float" office:value="5.1256257382865176" table:style-name="ce26">
            <text:p>5.13</text:p>
          </table:table-cell>
          <table:table-cell office:value-type="float" office:value="429047" table:style-name="ce25">
            <text:p>429,047</text:p>
          </table:table-cell>
          <table:table-cell office:value-type="float" office:value="222446" table:style-name="ce25">
            <text:p>222,446</text:p>
          </table:table-cell>
          <table:table-cell office:value-type="float" office:value="206601" table:style-name="ce25">
            <text:p>206,601</text:p>
          </table:table-cell>
          <table:table-cell office:value-type="float" office:value="85.466338118791171" table:style-name="ce26">
            <text:p>85.47</text:p>
          </table:table-cell>
          <table:table-cell office:value-type="float" office:value="99858" table:style-name="ce25">
            <text:p>99,858</text:p>
          </table:table-cell>
          <table:table-cell office:value-type="float" office:value="46226" table:style-name="ce25">
            <text:p>46,226</text:p>
          </table:table-cell>
          <table:table-cell office:value-type="float" office:value="53632" table:style-name="ce25">
            <text:p>53,632</text:p>
          </table:table-cell>
          <table:table-cell office:value-type="float" office:value="19.891754497447248" table:style-name="ce26">
            <text:p>19.89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7193" table:style-name="ce25">
            <text:p>817,193</text:p>
          </table:table-cell>
          <table:table-cell office:value-type="float" office:value="416685" table:style-name="ce25">
            <text:p>416,685</text:p>
          </table:table-cell>
          <table:table-cell office:value-type="float" office:value="400508" table:style-name="ce25">
            <text:p>400,508</text:p>
          </table:table-cell>
          <table:table-cell office:value-type="float" office:value="25688" table:style-name="ce25">
            <text:p>25,688</text:p>
          </table:table-cell>
          <table:table-cell office:value-type="float" office:value="13315" table:style-name="ce25">
            <text:p>13,315</text:p>
          </table:table-cell>
          <table:table-cell office:value-type="float" office:value="12373" table:style-name="ce25">
            <text:p>12,373</text:p>
          </table:table-cell>
          <table:table-cell office:value-type="float" office:value="3.1434434705143093" table:style-name="ce26">
            <text:p>3.14</text:p>
          </table:table-cell>
          <table:table-cell office:value-type="float" office:value="37088" table:style-name="ce25">
            <text:p>37,088</text:p>
          </table:table-cell>
          <table:table-cell office:value-type="float" office:value="19216" table:style-name="ce25">
            <text:p>19,216</text:p>
          </table:table-cell>
          <table:table-cell office:value-type="float" office:value="17872" table:style-name="ce25">
            <text:p>17,872</text:p>
          </table:table-cell>
          <table:table-cell office:value-type="float" office:value="4.5384627621626716" table:style-name="ce27">
            <text:p>4.54</text:p>
          </table:table-cell>
          <table:table-cell office:value-type="float" office:value="66070" table:style-name="ce25">
            <text:p>66,070</text:p>
          </table:table-cell>
          <table:table-cell office:value-type="float" office:value="34391" table:style-name="ce25">
            <text:p>34,391</text:p>
          </table:table-cell>
          <table:table-cell office:value-type="float" office:value="31679" table:style-name="ce25">
            <text:p>31,679</text:p>
          </table:table-cell>
          <table:table-cell office:value-type="float" office:value="8.0849933858953751" table:style-name="ce26">
            <text:p>8.08</text:p>
          </table:table-cell>
          <table:table-cell office:value-type="float" office:value="72277" table:style-name="ce25">
            <text:p>72,277</text:p>
          </table:table-cell>
          <table:table-cell office:value-type="float" office:value="37635" table:style-name="ce25">
            <text:p>37,635</text:p>
          </table:table-cell>
          <table:table-cell office:value-type="float" office:value="34642" table:style-name="ce25">
            <text:p>34,642</text:p>
          </table:table-cell>
          <table:table-cell office:value-type="float" office:value="8.8445446791639188" table:style-name="ce26">
            <text:p>8.84</text:p>
          </table:table-cell>
          <table:table-cell office:value-type="float" office:value="42497" table:style-name="ce25">
            <text:p>42,497</text:p>
          </table:table-cell>
          <table:table-cell office:value-type="float" office:value="22226" table:style-name="ce25">
            <text:p>22,226</text:p>
          </table:table-cell>
          <table:table-cell office:value-type="float" office:value="20271" table:style-name="ce25">
            <text:p>20,271</text:p>
          </table:table-cell>
          <table:table-cell office:value-type="float" office:value="5.2003627050158281" table:style-name="ce26">
            <text:p>5.20</text:p>
          </table:table-cell>
          <table:table-cell office:value-type="float" office:value="689377" table:style-name="ce25">
            <text:p>689,377</text:p>
          </table:table-cell>
          <table:table-cell office:value-type="float" office:value="350105" table:style-name="ce25">
            <text:p>350,105</text:p>
          </table:table-cell>
          <table:table-cell office:value-type="float" office:value="339272" table:style-name="ce25">
            <text:p>339,272</text:p>
          </table:table-cell>
          <table:table-cell office:value-type="float" office:value="84.359141598129213" table:style-name="ce26">
            <text:p>84.36</text:p>
          </table:table-cell>
          <table:table-cell office:value-type="float" office:value="142625" table:style-name="ce25">
            <text:p>142,625</text:p>
          </table:table-cell>
          <table:table-cell office:value-type="float" office:value="66773" table:style-name="ce25">
            <text:p>66,773</text:p>
          </table:table-cell>
          <table:table-cell office:value-type="float" office:value="75852" table:style-name="ce25">
            <text:p>75,852</text:p>
          </table:table-cell>
          <table:table-cell office:value-type="float" office:value="17.45303740976734" table:style-name="ce26">
            <text:p>17.4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6308" table:style-name="ce25">
            <text:p>216,308</text:p>
          </table:table-cell>
          <table:table-cell office:value-type="float" office:value="111291" table:style-name="ce25">
            <text:p>111,291</text:p>
          </table:table-cell>
          <table:table-cell office:value-type="float" office:value="105017" table:style-name="ce25">
            <text:p>105,017</text:p>
          </table:table-cell>
          <table:table-cell office:value-type="float" office:value="7590" table:style-name="ce25">
            <text:p>7,590</text:p>
          </table:table-cell>
          <table:table-cell office:value-type="float" office:value="3968" table:style-name="ce25">
            <text:p>3,968</text:p>
          </table:table-cell>
          <table:table-cell office:value-type="float" office:value="3622" table:style-name="ce25">
            <text:p>3,622</text:p>
          </table:table-cell>
          <table:table-cell office:value-type="float" office:value="3.5088854781145402" table:style-name="ce26">
            <text:p>3.51</text:p>
          </table:table-cell>
          <table:table-cell office:value-type="float" office:value="10860" table:style-name="ce25">
            <text:p>10,860</text:p>
          </table:table-cell>
          <table:table-cell office:value-type="float" office:value="5699" table:style-name="ce25">
            <text:p>5,699</text:p>
          </table:table-cell>
          <table:table-cell office:value-type="float" office:value="5161" table:style-name="ce25">
            <text:p>5,161</text:p>
          </table:table-cell>
          <table:table-cell office:value-type="float" office:value="5.0206187473417536" table:style-name="ce27">
            <text:p>5.02</text:p>
          </table:table-cell>
          <table:table-cell office:value-type="float" office:value="19295" table:style-name="ce25">
            <text:p>19,295</text:p>
          </table:table-cell>
          <table:table-cell office:value-type="float" office:value="10120" table:style-name="ce25">
            <text:p>10,120</text:p>
          </table:table-cell>
          <table:table-cell office:value-type="float" office:value="9175" table:style-name="ce25">
            <text:p>9,175</text:p>
          </table:table-cell>
          <table:table-cell office:value-type="float" office:value="8.9201508959446709" table:style-name="ce26">
            <text:p>8.92</text:p>
          </table:table-cell>
          <table:table-cell office:value-type="float" office:value="21078" table:style-name="ce25">
            <text:p>21,078</text:p>
          </table:table-cell>
          <table:table-cell office:value-type="float" office:value="11054" table:style-name="ce25">
            <text:p>11,054</text:p>
          </table:table-cell>
          <table:table-cell office:value-type="float" office:value="10024" table:style-name="ce25">
            <text:p>10,024</text:p>
          </table:table-cell>
          <table:table-cell office:value-type="float" office:value="9.7444384858627515" table:style-name="ce26">
            <text:p>9.74</text:p>
          </table:table-cell>
          <table:table-cell office:value-type="float" office:value="12137" table:style-name="ce25">
            <text:p>12,137</text:p>
          </table:table-cell>
          <table:table-cell office:value-type="float" office:value="6387" table:style-name="ce25">
            <text:p>6,387</text:p>
          </table:table-cell>
          <table:table-cell office:value-type="float" office:value="5750" table:style-name="ce25">
            <text:p>5,750</text:p>
          </table:table-cell>
          <table:table-cell office:value-type="float" office:value="5.6109806387188641" table:style-name="ce26">
            <text:p>5.61</text:p>
          </table:table-cell>
          <table:table-cell office:value-type="float" office:value="179681" table:style-name="ce25">
            <text:p>179,681</text:p>
          </table:table-cell>
          <table:table-cell office:value-type="float" office:value="92077" table:style-name="ce25">
            <text:p>92,077</text:p>
          </table:table-cell>
          <table:table-cell office:value-type="float" office:value="87604" table:style-name="ce25">
            <text:p>87,604</text:p>
          </table:table-cell>
          <table:table-cell office:value-type="float" office:value="83.067200473399041" table:style-name="ce26">
            <text:p>83.07</text:p>
          </table:table-cell>
          <table:table-cell office:value-type="float" office:value="36584" table:style-name="ce25">
            <text:p>36,584</text:p>
          </table:table-cell>
          <table:table-cell office:value-type="float" office:value="16580" table:style-name="ce25">
            <text:p>16,580</text:p>
          </table:table-cell>
          <table:table-cell office:value-type="float" office:value="20004" table:style-name="ce25">
            <text:p>20,004</text:p>
          </table:table-cell>
          <table:table-cell office:value-type="float" office:value="16.912920465262495" table:style-name="ce26">
            <text:p>16.9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5706" table:style-name="ce25">
            <text:p>325,706</text:p>
          </table:table-cell>
          <table:table-cell office:value-type="float" office:value="164738" table:style-name="ce25">
            <text:p>164,738</text:p>
          </table:table-cell>
          <table:table-cell office:value-type="float" office:value="160968" table:style-name="ce25">
            <text:p>160,968</text:p>
          </table:table-cell>
          <table:table-cell office:value-type="float" office:value="12340" table:style-name="ce25">
            <text:p>12,340</text:p>
          </table:table-cell>
          <table:table-cell office:value-type="float" office:value="6423" table:style-name="ce25">
            <text:p>6,423</text:p>
          </table:table-cell>
          <table:table-cell office:value-type="float" office:value="5917" table:style-name="ce25">
            <text:p>5,917</text:p>
          </table:table-cell>
          <table:table-cell office:value-type="float" office:value="3.7886928702572256" table:style-name="ce26">
            <text:p>3.79</text:p>
          </table:table-cell>
          <table:table-cell office:value-type="float" office:value="17607" table:style-name="ce25">
            <text:p>17,607</text:p>
          </table:table-cell>
          <table:table-cell office:value-type="float" office:value="9186" table:style-name="ce25">
            <text:p>9,186</text:p>
          </table:table-cell>
          <table:table-cell office:value-type="float" office:value="8421" table:style-name="ce25">
            <text:p>8,421</text:p>
          </table:table-cell>
          <table:table-cell office:value-type="float" office:value="5.4057954105850063" table:style-name="ce27">
            <text:p>5.41</text:p>
          </table:table-cell>
          <table:table-cell office:value-type="float" office:value="30270" table:style-name="ce25">
            <text:p>30,270</text:p>
          </table:table-cell>
          <table:table-cell office:value-type="float" office:value="15850" table:style-name="ce25">
            <text:p>15,850</text:p>
          </table:table-cell>
          <table:table-cell office:value-type="float" office:value="14420" table:style-name="ce25">
            <text:p>14,420</text:p>
          </table:table-cell>
          <table:table-cell office:value-type="float" office:value="9.2936574702338923" table:style-name="ce26">
            <text:p>9.29</text:p>
          </table:table-cell>
          <table:table-cell office:value-type="float" office:value="32976" table:style-name="ce25">
            <text:p>32,976</text:p>
          </table:table-cell>
          <table:table-cell office:value-type="float" office:value="17286" table:style-name="ce25">
            <text:p>17,286</text:p>
          </table:table-cell>
          <table:table-cell office:value-type="float" office:value="15690" table:style-name="ce25">
            <text:p>15,690</text:p>
          </table:table-cell>
          <table:table-cell office:value-type="float" office:value="10.124468078573928" table:style-name="ce26">
            <text:p>10.12</text:p>
          </table:table-cell>
          <table:table-cell office:value-type="float" office:value="17784" table:style-name="ce25">
            <text:p>17,784</text:p>
          </table:table-cell>
          <table:table-cell office:value-type="float" office:value="9355" table:style-name="ce25">
            <text:p>9,355</text:p>
          </table:table-cell>
          <table:table-cell office:value-type="float" office:value="8429" table:style-name="ce25">
            <text:p>8,429</text:p>
          </table:table-cell>
          <table:table-cell office:value-type="float" office:value="5.4601388982702188" table:style-name="ce26">
            <text:p>5.46</text:p>
          </table:table-cell>
          <table:table-cell office:value-type="float" office:value="270072" table:style-name="ce25">
            <text:p>270,072</text:p>
          </table:table-cell>
          <table:table-cell office:value-type="float" office:value="135593" table:style-name="ce25">
            <text:p>135,593</text:p>
          </table:table-cell>
          <table:table-cell office:value-type="float" office:value="134479" table:style-name="ce25">
            <text:p>134,479</text:p>
          </table:table-cell>
          <table:table-cell office:value-type="float" office:value="82.918951447010485" table:style-name="ce26">
            <text:p>82.92</text:p>
          </table:table-cell>
          <table:table-cell office:value-type="float" office:value="55009" table:style-name="ce25">
            <text:p>55,009</text:p>
          </table:table-cell>
          <table:table-cell office:value-type="float" office:value="25315" table:style-name="ce25">
            <text:p>25,315</text:p>
          </table:table-cell>
          <table:table-cell office:value-type="float" office:value="29694" table:style-name="ce25">
            <text:p>29,694</text:p>
          </table:table-cell>
          <table:table-cell office:value-type="float" office:value="16.889157706643417" table:style-name="ce26">
            <text:p>16.8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117" table:style-name="ce25">
            <text:p>105,117</text:p>
          </table:table-cell>
          <table:table-cell office:value-type="float" office:value="54190" table:style-name="ce25">
            <text:p>54,190</text:p>
          </table:table-cell>
          <table:table-cell office:value-type="float" office:value="50927" table:style-name="ce25">
            <text:p>50,927</text:p>
          </table:table-cell>
          <table:table-cell office:value-type="float" office:value="4270" table:style-name="ce25">
            <text:p>4,270</text:p>
          </table:table-cell>
          <table:table-cell office:value-type="float" office:value="2255" table:style-name="ce25">
            <text:p>2,255</text:p>
          </table:table-cell>
          <table:table-cell office:value-type="float" office:value="2015" table:style-name="ce25">
            <text:p>2,015</text:p>
          </table:table-cell>
          <table:table-cell office:value-type="float" office:value="4.0621402817812537" table:style-name="ce26">
            <text:p>4.06</text:p>
          </table:table-cell>
          <table:table-cell office:value-type="float" office:value="5595" table:style-name="ce25">
            <text:p>5,595</text:p>
          </table:table-cell>
          <table:table-cell office:value-type="float" office:value="2958" table:style-name="ce25">
            <text:p>2,958</text:p>
          </table:table-cell>
          <table:table-cell office:value-type="float" office:value="2637" table:style-name="ce25">
            <text:p>2,637</text:p>
          </table:table-cell>
          <table:table-cell office:value-type="float" office:value="5.3226404863152483" table:style-name="ce27">
            <text:p>5.32</text:p>
          </table:table-cell>
          <table:table-cell office:value-type="float" office:value="8713" table:style-name="ce25">
            <text:p>8,713</text:p>
          </table:table-cell>
          <table:table-cell office:value-type="float" office:value="4590" table:style-name="ce25">
            <text:p>4,590</text:p>
          </table:table-cell>
          <table:table-cell office:value-type="float" office:value="4123" table:style-name="ce25">
            <text:p>4,123</text:p>
          </table:table-cell>
          <table:table-cell office:value-type="float" office:value="8.2888590808337383" table:style-name="ce26">
            <text:p>8.29</text:p>
          </table:table-cell>
          <table:table-cell office:value-type="float" office:value="9371" table:style-name="ce25">
            <text:p>9,371</text:p>
          </table:table-cell>
          <table:table-cell office:value-type="float" office:value="4927" table:style-name="ce25">
            <text:p>4,927</text:p>
          </table:table-cell>
          <table:table-cell office:value-type="float" office:value="4444" table:style-name="ce25">
            <text:p>4,444</text:p>
          </table:table-cell>
          <table:table-cell office:value-type="float" office:value="8.9148282390098661" table:style-name="ce26">
            <text:p>8.91</text:p>
          </table:table-cell>
          <table:table-cell office:value-type="float" office:value="4816" table:style-name="ce25">
            <text:p>4,816</text:p>
          </table:table-cell>
          <table:table-cell office:value-type="float" office:value="2497" table:style-name="ce25">
            <text:p>2,497</text:p>
          </table:table-cell>
          <table:table-cell office:value-type="float" office:value="2319" table:style-name="ce25">
            <text:p>2,319</text:p>
          </table:table-cell>
          <table:table-cell office:value-type="float" office:value="4.5815614981401671" table:style-name="ce26">
            <text:p>4.58</text:p>
          </table:table-cell>
          <table:table-cell office:value-type="float" office:value="88531" table:style-name="ce25">
            <text:p>88,531</text:p>
          </table:table-cell>
          <table:table-cell office:value-type="float" office:value="45418" table:style-name="ce25">
            <text:p>45,418</text:p>
          </table:table-cell>
          <table:table-cell office:value-type="float" office:value="43113" table:style-name="ce25">
            <text:p>43,113</text:p>
          </table:table-cell>
          <table:table-cell office:value-type="float" office:value="84.221391401961625" table:style-name="ce26">
            <text:p>84.22</text:p>
          </table:table-cell>
          <table:table-cell office:value-type="float" office:value="17544" table:style-name="ce25">
            <text:p>17,544</text:p>
          </table:table-cell>
          <table:table-cell office:value-type="float" office:value="8143" table:style-name="ce25">
            <text:p>8,143</text:p>
          </table:table-cell>
          <table:table-cell office:value-type="float" office:value="9401" table:style-name="ce25">
            <text:p>9,401</text:p>
          </table:table-cell>
          <table:table-cell office:value-type="float" office:value="16.689974028939179" table:style-name="ce26">
            <text:p>16.69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792" table:style-name="ce25">
            <text:p>368,792</text:p>
          </table:table-cell>
          <table:table-cell office:value-type="float" office:value="184065" table:style-name="ce25">
            <text:p>184,065</text:p>
          </table:table-cell>
          <table:table-cell office:value-type="float" office:value="184727" table:style-name="ce25">
            <text:p>184,727</text:p>
          </table:table-cell>
          <table:table-cell office:value-type="float" office:value="11229" table:style-name="ce25">
            <text:p>11,229</text:p>
          </table:table-cell>
          <table:table-cell office:value-type="float" office:value="5806" table:style-name="ce25">
            <text:p>5,806</text:p>
          </table:table-cell>
          <table:table-cell office:value-type="float" office:value="5423" table:style-name="ce25">
            <text:p>5,423</text:p>
          </table:table-cell>
          <table:table-cell office:value-type="float" office:value="3.044805744159309" table:style-name="ce26">
            <text:p>3.04</text:p>
          </table:table-cell>
          <table:table-cell office:value-type="float" office:value="16297" table:style-name="ce25">
            <text:p>16,297</text:p>
          </table:table-cell>
          <table:table-cell office:value-type="float" office:value="8415" table:style-name="ce25">
            <text:p>8,415</text:p>
          </table:table-cell>
          <table:table-cell office:value-type="float" office:value="7882" table:style-name="ce25">
            <text:p>7,882</text:p>
          </table:table-cell>
          <table:table-cell office:value-type="float" office:value="4.4190221046009679" table:style-name="ce27">
            <text:p>4.42</text:p>
          </table:table-cell>
          <table:table-cell office:value-type="float" office:value="29391" table:style-name="ce25">
            <text:p>29,391</text:p>
          </table:table-cell>
          <table:table-cell office:value-type="float" office:value="15187" table:style-name="ce25">
            <text:p>15,187</text:p>
          </table:table-cell>
          <table:table-cell office:value-type="float" office:value="14204" table:style-name="ce25">
            <text:p>14,204</text:p>
          </table:table-cell>
          <table:table-cell office:value-type="float" office:value="7.9695329616694508" table:style-name="ce26">
            <text:p>7.97</text:p>
          </table:table-cell>
          <table:table-cell office:value-type="float" office:value="32298" table:style-name="ce25">
            <text:p>32,298</text:p>
          </table:table-cell>
          <table:table-cell office:value-type="float" office:value="16698" table:style-name="ce25">
            <text:p>16,698</text:p>
          </table:table-cell>
          <table:table-cell office:value-type="float" office:value="15600" table:style-name="ce25">
            <text:p>15,600</text:p>
          </table:table-cell>
          <table:table-cell office:value-type="float" office:value="8.757782164472113" table:style-name="ce26">
            <text:p>8.76</text:p>
          </table:table-cell>
          <table:table-cell office:value-type="float" office:value="18560" table:style-name="ce25">
            <text:p>18,560</text:p>
          </table:table-cell>
          <table:table-cell office:value-type="float" office:value="9710" table:style-name="ce25">
            <text:p>9,710</text:p>
          </table:table-cell>
          <table:table-cell office:value-type="float" office:value="8850" table:style-name="ce25">
            <text:p>8,850</text:p>
          </table:table-cell>
          <table:table-cell office:value-type="float" office:value="5.0326471290049675" table:style-name="ce26">
            <text:p>5.03</text:p>
          </table:table-cell>
          <table:table-cell office:value-type="float" office:value="312497" table:style-name="ce25">
            <text:p>312,497</text:p>
          </table:table-cell>
          <table:table-cell office:value-type="float" office:value="154795" table:style-name="ce25">
            <text:p>154,795</text:p>
          </table:table-cell>
          <table:table-cell office:value-type="float" office:value="157702" table:style-name="ce25">
            <text:p>157,702</text:p>
          </table:table-cell>
          <table:table-cell office:value-type="float" office:value="84.735297945725506" table:style-name="ce26">
            <text:p>84.74</text:p>
          </table:table-cell>
          <table:table-cell office:value-type="float" office:value="62020" table:style-name="ce25">
            <text:p>62,020</text:p>
          </table:table-cell>
          <table:table-cell office:value-type="float" office:value="27995" table:style-name="ce25">
            <text:p>27,995</text:p>
          </table:table-cell>
          <table:table-cell office:value-type="float" office:value="34025" table:style-name="ce25">
            <text:p>34,025</text:p>
          </table:table-cell>
          <table:table-cell office:value-type="float" office:value="16.817067615349572" table:style-name="ce26">
            <text:p>16.8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49425" table:style-name="ce25">
            <text:p>449,425</text:p>
          </table:table-cell>
          <table:table-cell office:value-type="float" office:value="221593" table:style-name="ce25">
            <text:p>221,593</text:p>
          </table:table-cell>
          <table:table-cell office:value-type="float" office:value="227832" table:style-name="ce25">
            <text:p>227,832</text:p>
          </table:table-cell>
          <table:table-cell office:value-type="float" office:value="23480" table:style-name="ce25">
            <text:p>23,480</text:p>
          </table:table-cell>
          <table:table-cell office:value-type="float" office:value="12062" table:style-name="ce25">
            <text:p>12,062</text:p>
          </table:table-cell>
          <table:table-cell office:value-type="float" office:value="11418" table:style-name="ce25">
            <text:p>11,418</text:p>
          </table:table-cell>
          <table:table-cell office:value-type="float" office:value="5.2244534683206316" table:style-name="ce26">
            <text:p>5.22</text:p>
          </table:table-cell>
          <table:table-cell office:value-type="float" office:value="34787" table:style-name="ce25">
            <text:p>34,787</text:p>
          </table:table-cell>
          <table:table-cell office:value-type="float" office:value="17969" table:style-name="ce25">
            <text:p>17,969</text:p>
          </table:table-cell>
          <table:table-cell office:value-type="float" office:value="16818" table:style-name="ce25">
            <text:p>16,818</text:p>
          </table:table-cell>
          <table:table-cell office:value-type="float" office:value="7.7403348723368754" table:style-name="ce27">
            <text:p>7.74</text:p>
          </table:table-cell>
          <table:table-cell office:value-type="float" office:value="61552" table:style-name="ce25">
            <text:p>61,552</text:p>
          </table:table-cell>
          <table:table-cell office:value-type="float" office:value="31995" table:style-name="ce25">
            <text:p>31,995</text:p>
          </table:table-cell>
          <table:table-cell office:value-type="float" office:value="29557" table:style-name="ce25">
            <text:p>29,557</text:p>
          </table:table-cell>
          <table:table-cell office:value-type="float" office:value="13.695722311842912" table:style-name="ce26">
            <text:p>13.70</text:p>
          </table:table-cell>
          <table:table-cell office:value-type="float" office:value="66823" table:style-name="ce25">
            <text:p>66,823</text:p>
          </table:table-cell>
          <table:table-cell office:value-type="float" office:value="34811" table:style-name="ce25">
            <text:p>34,811</text:p>
          </table:table-cell>
          <table:table-cell office:value-type="float" office:value="32012" table:style-name="ce25">
            <text:p>32,012</text:p>
          </table:table-cell>
          <table:table-cell office:value-type="float" office:value="14.868554263781499" table:style-name="ce26">
            <text:p>14.87</text:p>
          </table:table-cell>
          <table:table-cell office:value-type="float" office:value="29902" table:style-name="ce25">
            <text:p>29,902</text:p>
          </table:table-cell>
          <table:table-cell office:value-type="float" office:value="15620" table:style-name="ce25">
            <text:p>15,620</text:p>
          </table:table-cell>
          <table:table-cell office:value-type="float" office:value="14282" table:style-name="ce25">
            <text:p>14,282</text:p>
          </table:table-cell>
          <table:table-cell office:value-type="float" office:value="6.6533904433442732" table:style-name="ce26">
            <text:p>6.65</text:p>
          </table:table-cell>
          <table:table-cell office:value-type="float" office:value="346948" table:style-name="ce25">
            <text:p>346,948</text:p>
          </table:table-cell>
          <table:table-cell office:value-type="float" office:value="168304" table:style-name="ce25">
            <text:p>168,304</text:p>
          </table:table-cell>
          <table:table-cell office:value-type="float" office:value="178644" table:style-name="ce25">
            <text:p>178,644</text:p>
          </table:table-cell>
          <table:table-cell office:value-type="float" office:value="77.198197697057353" table:style-name="ce26">
            <text:p>77.20</text:p>
          </table:table-cell>
          <table:table-cell office:value-type="float" office:value="57138" table:style-name="ce25">
            <text:p>57,138</text:p>
          </table:table-cell>
          <table:table-cell office:value-type="float" office:value="25355" table:style-name="ce25">
            <text:p>25,355</text:p>
          </table:table-cell>
          <table:table-cell office:value-type="float" office:value="31783" table:style-name="ce25">
            <text:p>31,783</text:p>
          </table:table-cell>
          <table:table-cell office:value-type="float" office:value="12.713578461367304" table:style-name="ce26">
            <text:p>12.7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7472" table:style-name="ce25">
            <text:p>267,472</text:p>
          </table:table-cell>
          <table:table-cell office:value-type="float" office:value="129580" table:style-name="ce25">
            <text:p>129,580</text:p>
          </table:table-cell>
          <table:table-cell office:value-type="float" office:value="137892" table:style-name="ce25">
            <text:p>137,892</text:p>
          </table:table-cell>
          <table:table-cell office:value-type="float" office:value="10213" table:style-name="ce25">
            <text:p>10,213</text:p>
          </table:table-cell>
          <table:table-cell office:value-type="float" office:value="5271" table:style-name="ce25">
            <text:p>5,271</text:p>
          </table:table-cell>
          <table:table-cell office:value-type="float" office:value="4942" table:style-name="ce25">
            <text:p>4,942</text:p>
          </table:table-cell>
          <table:table-cell office:value-type="float" office:value="3.8183436023209909" table:style-name="ce26">
            <text:p>3.82</text:p>
          </table:table-cell>
          <table:table-cell office:value-type="float" office:value="15069" table:style-name="ce25">
            <text:p>15,069</text:p>
          </table:table-cell>
          <table:table-cell office:value-type="float" office:value="7830" table:style-name="ce25">
            <text:p>7,830</text:p>
          </table:table-cell>
          <table:table-cell office:value-type="float" office:value="7239" table:style-name="ce25">
            <text:p>7,239</text:p>
          </table:table-cell>
          <table:table-cell office:value-type="float" office:value="5.6338607405634979" table:style-name="ce27">
            <text:p>5.63</text:p>
          </table:table-cell>
          <table:table-cell office:value-type="float" office:value="27691" table:style-name="ce25">
            <text:p>27,691</text:p>
          </table:table-cell>
          <table:table-cell office:value-type="float" office:value="14488" table:style-name="ce25">
            <text:p>14,488</text:p>
          </table:table-cell>
          <table:table-cell office:value-type="float" office:value="13203" table:style-name="ce25">
            <text:p>13,203</text:p>
          </table:table-cell>
          <table:table-cell office:value-type="float" office:value="10.352859364718551" table:style-name="ce26">
            <text:p>10.35</text:p>
          </table:table-cell>
          <table:table-cell office:value-type="float" office:value="30502" table:style-name="ce25">
            <text:p>30,502</text:p>
          </table:table-cell>
          <table:table-cell office:value-type="float" office:value="15952" table:style-name="ce25">
            <text:p>15,952</text:p>
          </table:table-cell>
          <table:table-cell office:value-type="float" office:value="14550" table:style-name="ce25">
            <text:p>14,550</text:p>
          </table:table-cell>
          <table:table-cell office:value-type="float" office:value="11.403810492313214" table:style-name="ce26">
            <text:p>11.40</text:p>
          </table:table-cell>
          <table:table-cell office:value-type="float" office:value="16993" table:style-name="ce25">
            <text:p>16,993</text:p>
          </table:table-cell>
          <table:table-cell office:value-type="float" office:value="8841" table:style-name="ce25">
            <text:p>8,841</text:p>
          </table:table-cell>
          <table:table-cell office:value-type="float" office:value="8152" table:style-name="ce25">
            <text:p>8,152</text:p>
          </table:table-cell>
          <table:table-cell office:value-type="float" office:value="6.3531883711192201" table:style-name="ce26">
            <text:p>6.35</text:p>
          </table:table-cell>
          <table:table-cell office:value-type="float" office:value="215708" table:style-name="ce25">
            <text:p>215,708</text:p>
          </table:table-cell>
          <table:table-cell office:value-type="float" office:value="102547" table:style-name="ce25">
            <text:p>102,547</text:p>
          </table:table-cell>
          <table:table-cell office:value-type="float" office:value="113161" table:style-name="ce25">
            <text:p>113,161</text:p>
          </table:table-cell>
          <table:table-cell office:value-type="float" office:value="80.646946222408317" table:style-name="ce26">
            <text:p>80.65</text:p>
          </table:table-cell>
          <table:table-cell office:value-type="float" office:value="42062" table:style-name="ce25">
            <text:p>42,062</text:p>
          </table:table-cell>
          <table:table-cell office:value-type="float" office:value="18528" table:style-name="ce25">
            <text:p>18,528</text:p>
          </table:table-cell>
          <table:table-cell office:value-type="float" office:value="23534" table:style-name="ce25">
            <text:p>23,534</text:p>
          </table:table-cell>
          <table:table-cell office:value-type="float" office:value="15.725758210205179" table:style-name="ce26">
            <text:p>15.73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2985" table:style-name="ce21">
            <text:p>152,985</text:p>
          </table:table-cell>
          <table:table-cell office:value-type="float" office:value="77359" table:style-name="ce21">
            <text:p>77,359</text:p>
          </table:table-cell>
          <table:table-cell office:value-type="float" office:value="75626" table:style-name="ce21">
            <text:p>75,626</text:p>
          </table:table-cell>
          <table:table-cell office:value-type="float" office:value="5627" table:style-name="ce21">
            <text:p>5,627</text:p>
          </table:table-cell>
          <table:table-cell office:value-type="float" office:value="2919" table:style-name="ce21">
            <text:p>2,919</text:p>
          </table:table-cell>
          <table:table-cell office:value-type="float" office:value="2708" table:style-name="ce21">
            <text:p>2,708</text:p>
          </table:table-cell>
          <table:table-cell office:value-type="float" office:value="3.6781383795796971" table:style-name="ce22">
            <text:p>3.68</text:p>
          </table:table-cell>
          <table:table-cell office:value-type="float" office:value="7396" table:style-name="ce21">
            <text:p>7,396</text:p>
          </table:table-cell>
          <table:table-cell office:value-type="float" office:value="3817" table:style-name="ce21">
            <text:p>3,817</text:p>
          </table:table-cell>
          <table:table-cell office:value-type="float" office:value="3579" table:style-name="ce21">
            <text:p>3,579</text:p>
          </table:table-cell>
          <table:table-cell office:value-type="float" office:value="4.8344608948589736" table:style-name="ce23">
            <text:p>4.83</text:p>
          </table:table-cell>
          <table:table-cell office:value-type="float" office:value="11680" table:style-name="ce21">
            <text:p>11,680</text:p>
          </table:table-cell>
          <table:table-cell office:value-type="float" office:value="6051" table:style-name="ce21">
            <text:p>6,051</text:p>
          </table:table-cell>
          <table:table-cell office:value-type="float" office:value="5629" table:style-name="ce21">
            <text:p>5,629</text:p>
          </table:table-cell>
          <table:table-cell office:value-type="float" office:value="7.6347354315782585" table:style-name="ce22">
            <text:p>7.63</text:p>
          </table:table-cell>
          <table:table-cell office:value-type="float" office:value="12503" table:style-name="ce21">
            <text:p>12,503</text:p>
          </table:table-cell>
          <table:table-cell office:value-type="float" office:value="6508" table:style-name="ce21">
            <text:p>6,508</text:p>
          </table:table-cell>
          <table:table-cell office:value-type="float" office:value="5995" table:style-name="ce21">
            <text:p>5,995</text:p>
          </table:table-cell>
          <table:table-cell office:value-type="float" office:value="8.1726966696081309" table:style-name="ce22">
            <text:p>8.17</text:p>
          </table:table-cell>
          <table:table-cell office:value-type="float" office:value="5670" table:style-name="ce21">
            <text:p>5,670</text:p>
          </table:table-cell>
          <table:table-cell office:value-type="float" office:value="3005" table:style-name="ce21">
            <text:p>3,005</text:p>
          </table:table-cell>
          <table:table-cell office:value-type="float" office:value="2665" table:style-name="ce21">
            <text:p>2,665</text:p>
          </table:table-cell>
          <table:table-cell office:value-type="float" office:value="3.7062457103637612" table:style-name="ce22">
            <text:p>3.71</text:p>
          </table:table-cell>
          <table:table-cell office:value-type="float" office:value="131879" table:style-name="ce21">
            <text:p>131,879</text:p>
          </table:table-cell>
          <table:table-cell office:value-type="float" office:value="66361" table:style-name="ce21">
            <text:p>66,361</text:p>
          </table:table-cell>
          <table:table-cell office:value-type="float" office:value="65518" table:style-name="ce21">
            <text:p>65,518</text:p>
          </table:table-cell>
          <table:table-cell office:value-type="float" office:value="86.203876197012775" table:style-name="ce22">
            <text:p>86.20</text:p>
          </table:table-cell>
          <table:table-cell office:value-type="float" office:value="20961" table:style-name="ce21">
            <text:p>20,961</text:p>
          </table:table-cell>
          <table:table-cell office:value-type="float" office:value="10170" table:style-name="ce21">
            <text:p>10,170</text:p>
          </table:table-cell>
          <table:table-cell office:value-type="float" office:value="10791" table:style-name="ce21">
            <text:p>10,791</text:p>
          </table:table-cell>
          <table:table-cell office:value-type="float" office:value="13.701343268947936" table:style-name="ce22">
            <text:p>13.70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39951" table:style-name="ce25">
            <text:p>139,951</text:p>
          </table:table-cell>
          <table:table-cell office:value-type="float" office:value="69893" table:style-name="ce25">
            <text:p>69,893</text:p>
          </table:table-cell>
          <table:table-cell office:value-type="float" office:value="70058" table:style-name="ce25">
            <text:p>70,058</text:p>
          </table:table-cell>
          <table:table-cell office:value-type="float" office:value="5015" table:style-name="ce25">
            <text:p>5,015</text:p>
          </table:table-cell>
          <table:table-cell office:value-type="float" office:value="2581" table:style-name="ce25">
            <text:p>2,581</text:p>
          </table:table-cell>
          <table:table-cell office:value-type="float" office:value="2434" table:style-name="ce25">
            <text:p>2,434</text:p>
          </table:table-cell>
          <table:table-cell office:value-type="float" office:value="3.583397046108995" table:style-name="ce26">
            <text:p>3.58</text:p>
          </table:table-cell>
          <table:table-cell office:value-type="float" office:value="6596" table:style-name="ce25">
            <text:p>6,596</text:p>
          </table:table-cell>
          <table:table-cell office:value-type="float" office:value="3391" table:style-name="ce25">
            <text:p>3,391</text:p>
          </table:table-cell>
          <table:table-cell office:value-type="float" office:value="3205" table:style-name="ce25">
            <text:p>3,205</text:p>
          </table:table-cell>
          <table:table-cell office:value-type="float" office:value="4.7130781487806441" table:style-name="ce27">
            <text:p>4.71</text:p>
          </table:table-cell>
          <table:table-cell office:value-type="float" office:value="10426" table:style-name="ce25">
            <text:p>10,426</text:p>
          </table:table-cell>
          <table:table-cell office:value-type="float" office:value="5382" table:style-name="ce25">
            <text:p>5,382</text:p>
          </table:table-cell>
          <table:table-cell office:value-type="float" office:value="5044" table:style-name="ce25">
            <text:p>5,044</text:p>
          </table:table-cell>
          <table:table-cell office:value-type="float" office:value="7.4497502697372653" table:style-name="ce26">
            <text:p>7.45</text:p>
          </table:table-cell>
          <table:table-cell office:value-type="float" office:value="11155" table:style-name="ce25">
            <text:p>11,155</text:p>
          </table:table-cell>
          <table:table-cell office:value-type="float" office:value="5791" table:style-name="ce25">
            <text:p>5,791</text:p>
          </table:table-cell>
          <table:table-cell office:value-type="float" office:value="5364" table:style-name="ce25">
            <text:p>5,364</text:p>
          </table:table-cell>
          <table:table-cell office:value-type="float" office:value="7.9706468692613841" table:style-name="ce26">
            <text:p>7.97</text:p>
          </table:table-cell>
          <table:table-cell office:value-type="float" office:value="5107" table:style-name="ce25">
            <text:p>5,107</text:p>
          </table:table-cell>
          <table:table-cell office:value-type="float" office:value="2699" table:style-name="ce25">
            <text:p>2,699</text:p>
          </table:table-cell>
          <table:table-cell office:value-type="float" office:value="2408" table:style-name="ce25">
            <text:p>2,408</text:p>
          </table:table-cell>
          <table:table-cell office:value-type="float" office:value="3.6491343398760994" table:style-name="ce26">
            <text:p>3.65</text:p>
          </table:table-cell>
          <table:table-cell office:value-type="float" office:value="120937" table:style-name="ce25">
            <text:p>120,937</text:p>
          </table:table-cell>
          <table:table-cell office:value-type="float" office:value="60025" table:style-name="ce25">
            <text:p>60,025</text:p>
          </table:table-cell>
          <table:table-cell office:value-type="float" office:value="60912" table:style-name="ce25">
            <text:p>60,912</text:p>
          </table:table-cell>
          <table:table-cell office:value-type="float" office:value="86.413816264263914" table:style-name="ce26">
            <text:p>86.41</text:p>
          </table:table-cell>
          <table:table-cell office:value-type="float" office:value="19366" table:style-name="ce25">
            <text:p>19,366</text:p>
          </table:table-cell>
          <table:table-cell office:value-type="float" office:value="9311" table:style-name="ce25">
            <text:p>9,311</text:p>
          </table:table-cell>
          <table:table-cell office:value-type="float" office:value="10055" table:style-name="ce25">
            <text:p>10,055</text:p>
          </table:table-cell>
          <table:table-cell office:value-type="float" office:value="13.837700337975434" table:style-name="ce26">
            <text:p>13.84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34" table:style-name="ce29">
            <text:p>13,034</text:p>
          </table:table-cell>
          <table:table-cell office:value-type="float" office:value="7466" table:style-name="ce30">
            <text:p>7,466</text:p>
          </table:table-cell>
          <table:table-cell office:value-type="float" office:value="5568" table:style-name="ce30">
            <text:p>5,568</text:p>
          </table:table-cell>
          <table:table-cell office:value-type="float" office:value="612" table:style-name="ce29">
            <text:p>612</text:p>
          </table:table-cell>
          <table:table-cell office:value-type="float" office:value="338" table:style-name="ce30">
            <text:p>338</text:p>
          </table:table-cell>
          <table:table-cell office:value-type="float" office:value="274" table:style-name="ce30">
            <text:p>274</text:p>
          </table:table-cell>
          <table:table-cell office:value-type="float" office:value="4.69541199938622" table:style-name="ce31">
            <text:p>4.70</text:p>
          </table:table-cell>
          <table:table-cell office:value-type="float" office:value="800" table:style-name="ce29">
            <text:p>800</text:p>
          </table:table-cell>
          <table:table-cell office:value-type="float" office:value="426" table:style-name="ce30">
            <text:p>426</text:p>
          </table:table-cell>
          <table:table-cell office:value-type="float" office:value="374" table:style-name="ce30">
            <text:p>374</text:p>
          </table:table-cell>
          <table:table-cell office:value-type="float" office:value="6.1377934632499613" table:style-name="ce32">
            <text:p>6.14</text:p>
          </table:table-cell>
          <table:table-cell office:value-type="float" office:value="1254" table:style-name="ce29">
            <text:p>1,254</text:p>
          </table:table-cell>
          <table:table-cell office:value-type="float" office:value="669" table:style-name="ce30">
            <text:p>669</text:p>
          </table:table-cell>
          <table:table-cell office:value-type="float" office:value="585" table:style-name="ce30">
            <text:p>585</text:p>
          </table:table-cell>
          <table:table-cell office:value-type="float" office:value="9.6209912536443145" table:style-name="ce31">
            <text:p>9.62</text:p>
          </table:table-cell>
          <table:table-cell office:value-type="float" office:value="1348" table:style-name="ce29">
            <text:p>1,348</text:p>
          </table:table-cell>
          <table:table-cell office:value-type="float" office:value="717" table:style-name="ce30">
            <text:p>717</text:p>
          </table:table-cell>
          <table:table-cell office:value-type="float" office:value="631" table:style-name="ce30">
            <text:p>631</text:p>
          </table:table-cell>
          <table:table-cell office:value-type="float" office:value="10.342181985576184" table:style-name="ce31">
            <text:p>10.34</text:p>
          </table:table-cell>
          <table:table-cell office:value-type="float" office:value="563" table:style-name="ce29">
            <text:p>563</text:p>
          </table:table-cell>
          <table:table-cell office:value-type="float" office:value="306" table:style-name="ce30">
            <text:p>306</text:p>
          </table:table-cell>
          <table:table-cell office:value-type="float" office:value="257" table:style-name="ce30">
            <text:p>257</text:p>
          </table:table-cell>
          <table:table-cell office:value-type="float" office:value="4.3194721497621602" table:style-name="ce31">
            <text:p>4.32</text:p>
          </table:table-cell>
          <table:table-cell office:value-type="float" office:value="10942" table:style-name="ce29">
            <text:p>10,942</text:p>
          </table:table-cell>
          <table:table-cell office:value-type="float" office:value="6336" table:style-name="ce30">
            <text:p>6,336</text:p>
          </table:table-cell>
          <table:table-cell office:value-type="float" office:value="4606" table:style-name="ce30">
            <text:p>4,606</text:p>
          </table:table-cell>
          <table:table-cell office:value-type="float" office:value="83.949670093601341" table:style-name="ce31">
            <text:p>83.95</text:p>
          </table:table-cell>
          <table:table-cell office:value-type="float" office:value="1595" table:style-name="ce29">
            <text:p>1,595</text:p>
          </table:table-cell>
          <table:table-cell office:value-type="float" office:value="859" table:style-name="ce30">
            <text:p>859</text:p>
          </table:table-cell>
          <table:table-cell office:value-type="float" office:value="736" table:style-name="ce30">
            <text:p>736</text:p>
          </table:table-cell>
          <table:table-cell office:value-type="float" office:value="12.23722571735461" table:style-name="ce31">
            <text:p>12.24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9年4月9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outlook%20moi2002/月報速報/06速(月)報套印/【套印】各月(03以外)-1090407.xlsx'#新02性比例等-年月別" table:style-name="ta2">
        <table:table-source xlink:href="file:///D:/outlook%20moi2002/月報速報/06速(月)報套印/【套印】各月(03以外)-10904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2-縣市別" table:style-name="ta2">
        <table:table-source xlink:href="file:///D:/outlook%20moi2002/月報速報/06速(月)報套印/【套印】各月(03以外)-10904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4-單一年齡" table:style-name="ta2">
        <table:table-source xlink:href="file:///D:/outlook%20moi2002/月報速報/06速(月)報套印/【套印】各月(03以外)-10904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5-年齡結構" table:style-name="ta2">
        <table:table-source xlink:href="file:///D:/outlook%20moi2002/月報速報/06速(月)報套印/【套印】各月(03以外)-10904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6_人口增加&amp;生死結離" table:style-name="ta2">
        <table:table-source xlink:href="file:///D:/outlook%20moi2002/月報速報/06速(月)報套印/【套印】各月(03以外)-10904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出生-年月別" table:style-name="ta2">
        <table:table-source xlink:href="file:///D:/outlook%20moi2002/月報速報/06速(月)報套印/【套印】各月(03以外)-10904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-縣市別" table:style-name="ta2">
        <table:table-source xlink:href="file:///D:/outlook%20moi2002/月報速報/06速(月)報套印/【套印】各月(03以外)-10904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年月別" table:style-name="ta2">
        <table:table-source xlink:href="file:///D:/outlook%20moi2002/月報速報/06速(月)報套印/【套印】各月(03以外)-10904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縣市別" table:style-name="ta2">
        <table:table-source xlink:href="file:///D:/outlook%20moi2002/月報速報/06速(月)報套印/【套印】各月(03以外)-10904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設籍情形" table:style-name="ta2">
        <table:table-source xlink:href="file:///D:/outlook%20moi2002/月報速報/06速(月)報套印/【套印】各月(03以外)-10904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年月別_" table:style-name="ta2">
        <table:table-source xlink:href="file:///D:/outlook%20moi2002/月報速報/06速(月)報套印/【套印】各月(03以外)-10904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縣市別_" table:style-name="ta2">
        <table:table-source xlink:href="file:///D:/outlook%20moi2002/月報速報/06速(月)報套印/【套印】各月(03以外)-10904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設籍情形_" table:style-name="ta2">
        <table:table-source xlink:href="file:///D:/outlook%20moi2002/月報速報/06速(月)報套印/【套印】各月(03以外)-10904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年月別-新" table:style-name="ta2">
        <table:table-source xlink:href="file:///D:/outlook%20moi2002/月報速報/06速(月)報套印/【套印】各月(03以外)-10904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縣市別-新" table:style-name="ta2">
        <table:table-source xlink:href="file:///D:/outlook%20moi2002/月報速報/06速(月)報套印/【套印】各月(03以外)-10904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1-遷徙" table:style-name="ta2">
        <table:table-source xlink:href="file:///D:/outlook%20moi2002/月報速報/06速(月)報套印/【套印】各月(03以外)-10904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4-09T01:37:47Z</meta:creation-date>
    <dc:date>2020-04-09T01:38:53Z</dc:date>
  </office:meta>
</office:document-meta>
</file>